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7">
            <text:p>1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69in" draw:caption-point-x="-0.7689in" draw:caption-point-y="0.916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45in" draw:caption-point-x="-0.2402in" draw:caption-point-y="0.618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45in" draw:caption-point-x="-0.2622in" draw:caption-point-y="0.618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445in" draw:caption-point-x="-0.2402in" draw:caption-point-y="0.618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445in" draw:caption-point-x="-0.2402in" draw:caption-point-y="0.618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657in" draw:caption-point-x="-1.4484in" draw:caption-point-y="0.5976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31T08:25:11.34">
            <text:p>08/31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9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" office:value-type="float" office:value="3">
            <text:p>3</text:p>
          </table:table-cell>
          <table:table-cell table:style-name="ce49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 + SUMPRODUCT([Thong_Tin_Ngay_Nghi_201604.$B$3:.$B$39]=[.$B7];[Thong_Tin_Ngay_Nghi_201604.$C$3:.$C$39]) + SUMPRODUCT([Thong_Tin_Ngay_Nghi_201605.$B$3:.$B$38]=[.$B7];[Thong_Tin_Ngay_Nghi_201605.$C$3:.$C$38]) + SUMPRODUCT([Thong_Tin_Ngay_Nghi_201606.$B$3:.$B$38]=[.$B7];[Thong_Tin_Ngay_Nghi_201606.$C$3:.$C$38]) + SUMPRODUCT([Thong_Tin_Ngay_Nghi_201607.$B$3:.$B$45]=[.$B7];[Thong_Tin_Ngay_Nghi_201607.$C$3:.$C$45]) + SUMPRODUCT([Thong_Tin_Ngay_Nghi_201608.$B$3:.$B$49]=[.$B7];[Thong_Tin_Ngay_Nghi_201608.$C$3:.$C$49])" office:value-type="float" office:value="7">
            <text:p>7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8-31T08:25:11.34">
            <text:p>08/31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0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" office:value-type="float" office:value="2.5">
            <text:p>2.5</text:p>
          </table:table-cell>
          <table:table-cell table:style-name="ce50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 + SUMPRODUCT([Thong_Tin_Ngay_Nghi_201604.$B$3:.$B$39]=[.$B8];[Thong_Tin_Ngay_Nghi_201604.$C$3:.$C$39]) + SUMPRODUCT([Thong_Tin_Ngay_Nghi_201605.$B$3:.$B$38]=[.$B8];[Thong_Tin_Ngay_Nghi_201605.$C$3:.$C$38]) + SUMPRODUCT([Thong_Tin_Ngay_Nghi_201606.$B$3:.$B$38]=[.$B8];[Thong_Tin_Ngay_Nghi_201606.$C$3:.$C$38]) + SUMPRODUCT([Thong_Tin_Ngay_Nghi_201607.$B$3:.$B$45]=[.$B8];[Thong_Tin_Ngay_Nghi_201607.$C$3:.$C$45]) + SUMPRODUCT([Thong_Tin_Ngay_Nghi_201608.$B$3:.$B$49]=[.$B8];[Thong_Tin_Ngay_Nghi_201608.$C$3:.$C$49])" office:value-type="float" office:value="8.5">
            <text:p>8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">
            <text:p>2</text:p>
          </table:table-cell>
          <table:table-cell table:number-columns-repeated="2" table:style-name="ce45"/>
          <table:table-cell table:style-name="ce45" table:formula="of:=[.I8]+[.K8] +[.J8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31T08:25:11.34">
            <text:p>08/31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50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" office:value-type="float" office:value="3">
            <text:p>3</text:p>
          </table:table-cell>
          <table:table-cell table:style-name="ce50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 + SUMPRODUCT([Thong_Tin_Ngay_Nghi_201604.$B$3:.$B$39]=[.$B9];[Thong_Tin_Ngay_Nghi_201604.$C$3:.$C$39]) + SUMPRODUCT([Thong_Tin_Ngay_Nghi_201605.$B$3:.$B$38]=[.$B9];[Thong_Tin_Ngay_Nghi_201605.$C$3:.$C$38]) + SUMPRODUCT([Thong_Tin_Ngay_Nghi_201606.$B$3:.$B$38]=[.$B9];[Thong_Tin_Ngay_Nghi_201606.$C$3:.$C$38]) + SUMPRODUCT([Thong_Tin_Ngay_Nghi_201607.$B$3:.$B$45]=[.$B9];[Thong_Tin_Ngay_Nghi_201607.$C$3:.$C$45]) + SUMPRODUCT([Thong_Tin_Ngay_Nghi_201608.$B$3:.$B$49]=[.$B9];[Thong_Tin_Ngay_Nghi_201608.$C$3:.$C$49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45"/>
          <table:table-cell table:style-name="ce45" table:formula="of:=[.I9]+[.K9] +[.J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31T08:25:11.34">
            <text:p>08/31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0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" office:value-type="float" office:value="3.5">
            <text:p>3.5</text:p>
          </table:table-cell>
          <table:table-cell table:style-name="ce50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 + SUMPRODUCT([Thong_Tin_Ngay_Nghi_201604.$B$3:.$B$39]=[.$B10];[Thong_Tin_Ngay_Nghi_201604.$C$3:.$C$39]) + SUMPRODUCT([Thong_Tin_Ngay_Nghi_201605.$B$3:.$B$38]=[.$B10];[Thong_Tin_Ngay_Nghi_201605.$C$3:.$C$38]) + SUMPRODUCT([Thong_Tin_Ngay_Nghi_201606.$B$3:.$B$38]=[.$B10];[Thong_Tin_Ngay_Nghi_201606.$C$3:.$C$38]) + SUMPRODUCT([Thong_Tin_Ngay_Nghi_201607.$B$3:.$B$45]=[.$B10];[Thong_Tin_Ngay_Nghi_201607.$C$3:.$C$45]) + SUMPRODUCT([Thong_Tin_Ngay_Nghi_201608.$B$3:.$B$49]=[.$B10];[Thong_Tin_Ngay_Nghi_201608.$C$3:.$C$49])" office:value-type="float" office:value="10">
            <text:p>10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5"/>
          <table:table-cell table:style-name="ce45" table:formula="of:=[.I10]+[.K10] +[.J10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31T08:25:11.34">
            <text:p>08/31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8">
            <text:p>8</text:p>
          </table:table-cell>
          <table:table-cell table:style-name="ce50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" office:value-type="float" office:value="5">
            <text:p>5</text:p>
          </table:table-cell>
          <table:table-cell table:style-name="ce50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 + SUMPRODUCT([Thong_Tin_Ngay_Nghi_201604.$B$3:.$B$39]=[.$B11];[Thong_Tin_Ngay_Nghi_201604.$C$3:.$C$39]) + SUMPRODUCT([Thong_Tin_Ngay_Nghi_201605.$B$3:.$B$38]=[.$B11];[Thong_Tin_Ngay_Nghi_201605.$C$3:.$C$38]) + SUMPRODUCT([Thong_Tin_Ngay_Nghi_201606.$B$3:.$B$38]=[.$B11];[Thong_Tin_Ngay_Nghi_201606.$C$3:.$C$38]) + SUMPRODUCT([Thong_Tin_Ngay_Nghi_201607.$B$3:.$B$45]=[.$B11];[Thong_Tin_Ngay_Nghi_201607.$C$3:.$C$45]) + SUMPRODUCT([Thong_Tin_Ngay_Nghi_201608.$B$3:.$B$49]=[.$B11];[Thong_Tin_Ngay_Nghi_201608.$C$3:.$C$49])" office:value-type="float" office:value="11">
            <text:p>11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134in" draw:caption-point-x="-0.2402in" draw:caption-point-y="0.6075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8-31T08:25:11.35">
            <text:p>08/31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" office:value-type="float" office:value="0">
            <text:p>0</text:p>
          </table:table-cell>
          <table:table-cell table:style-name="ce50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 + SUMPRODUCT([Thong_Tin_Ngay_Nghi_201604.$B$3:.$B$39]=[.$B12];[Thong_Tin_Ngay_Nghi_201604.$C$3:.$C$39]) + SUMPRODUCT([Thong_Tin_Ngay_Nghi_201605.$B$3:.$B$38]=[.$B12];[Thong_Tin_Ngay_Nghi_201605.$C$3:.$C$38]) + SUMPRODUCT([Thong_Tin_Ngay_Nghi_201606.$B$3:.$B$38]=[.$B12];[Thong_Tin_Ngay_Nghi_201606.$C$3:.$C$38]) + SUMPRODUCT([Thong_Tin_Ngay_Nghi_201607.$B$3:.$B$45]=[.$B12];[Thong_Tin_Ngay_Nghi_201607.$C$3:.$C$45]) + SUMPRODUCT([Thong_Tin_Ngay_Nghi_201608.$B$3:.$B$49]=[.$B12];[Thong_Tin_Ngay_Nghi_201608.$C$3:.$C$49])" office:value-type="float" office:value="7">
            <text:p>7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">
            <text:p>-1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8-31T08:25:11.35">
            <text:p>08/31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0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" office:value-type="float" office:value="3">
            <text:p>3</text:p>
          </table:table-cell>
          <table:table-cell table:style-name="ce50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 + SUMPRODUCT([Thong_Tin_Ngay_Nghi_201604.$B$3:.$B$39]=[.$B13];[Thong_Tin_Ngay_Nghi_201604.$C$3:.$C$39]) + SUMPRODUCT([Thong_Tin_Ngay_Nghi_201605.$B$3:.$B$38]=[.$B13];[Thong_Tin_Ngay_Nghi_201605.$C$3:.$C$38]) + SUMPRODUCT([Thong_Tin_Ngay_Nghi_201606.$B$3:.$B$38]=[.$B13];[Thong_Tin_Ngay_Nghi_201606.$C$3:.$C$38]) + SUMPRODUCT([Thong_Tin_Ngay_Nghi_201607.$B$3:.$B$45]=[.$B13];[Thong_Tin_Ngay_Nghi_201607.$C$3:.$C$45]) + SUMPRODUCT([Thong_Tin_Ngay_Nghi_201608.$B$3:.$B$49]=[.$B13];[Thong_Tin_Ngay_Nghi_201608.$C$3:.$C$49])" office:value-type="float" office:value="6">
            <text:p>6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31T08:25:11.35">
            <text:p>08/31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0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" office:value-type="float" office:value="5.5">
            <text:p>5.5</text:p>
          </table:table-cell>
          <table:table-cell table:style-name="ce50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 + SUMPRODUCT([Thong_Tin_Ngay_Nghi_201604.$B$3:.$B$39]=[.$B14];[Thong_Tin_Ngay_Nghi_201604.$C$3:.$C$39]) + SUMPRODUCT([Thong_Tin_Ngay_Nghi_201605.$B$3:.$B$38]=[.$B14];[Thong_Tin_Ngay_Nghi_201605.$C$3:.$C$38]) + SUMPRODUCT([Thong_Tin_Ngay_Nghi_201606.$B$3:.$B$38]=[.$B14];[Thong_Tin_Ngay_Nghi_201606.$C$3:.$C$38]) + SUMPRODUCT([Thong_Tin_Ngay_Nghi_201607.$B$3:.$B$45]=[.$B14];[Thong_Tin_Ngay_Nghi_201607.$C$3:.$C$45]) + SUMPRODUCT([Thong_Tin_Ngay_Nghi_201608.$B$3:.$B$49]=[.$B14];[Thong_Tin_Ngay_Nghi_201608.$C$3:.$C$49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45"/>
          <table:table-cell table:style-name="ce45" table:formula="of:=[.I14]+[.K14] +[.J14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31T08:25:11.35">
            <text:p>08/31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0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" office:value-type="float" office:value="6">
            <text:p>6</text:p>
          </table:table-cell>
          <table:table-cell table:style-name="ce50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 + SUMPRODUCT([Thong_Tin_Ngay_Nghi_201604.$B$3:.$B$39]=[.$B15];[Thong_Tin_Ngay_Nghi_201604.$C$3:.$C$39]) + SUMPRODUCT([Thong_Tin_Ngay_Nghi_201605.$B$3:.$B$38]=[.$B15];[Thong_Tin_Ngay_Nghi_201605.$C$3:.$C$38]) + SUMPRODUCT([Thong_Tin_Ngay_Nghi_201606.$B$3:.$B$38]=[.$B15];[Thong_Tin_Ngay_Nghi_201606.$C$3:.$C$38]) + SUMPRODUCT([Thong_Tin_Ngay_Nghi_201607.$B$3:.$B$45]=[.$B15];[Thong_Tin_Ngay_Nghi_201607.$C$3:.$C$45]) + SUMPRODUCT([Thong_Tin_Ngay_Nghi_201608.$B$3:.$B$49]=[.$B15];[Thong_Tin_Ngay_Nghi_201608.$C$3:.$C$49])" office:value-type="float" office:value="15">
            <text:p>1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7">
            <text:p>-7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31T08:25:11.35">
            <text:p>08/31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0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" office:value-type="float" office:value="2.5">
            <text:p>2.5</text:p>
          </table:table-cell>
          <table:table-cell table:style-name="ce50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 + SUMPRODUCT([Thong_Tin_Ngay_Nghi_201604.$B$3:.$B$39]=[.$B16];[Thong_Tin_Ngay_Nghi_201604.$C$3:.$C$39]) + SUMPRODUCT([Thong_Tin_Ngay_Nghi_201605.$B$3:.$B$38]=[.$B16];[Thong_Tin_Ngay_Nghi_201605.$C$3:.$C$38]) + SUMPRODUCT([Thong_Tin_Ngay_Nghi_201606.$B$3:.$B$38]=[.$B16];[Thong_Tin_Ngay_Nghi_201606.$C$3:.$C$38]) + SUMPRODUCT([Thong_Tin_Ngay_Nghi_201607.$B$3:.$B$45]=[.$B16];[Thong_Tin_Ngay_Nghi_201607.$C$3:.$C$45]) + SUMPRODUCT([Thong_Tin_Ngay_Nghi_201608.$B$3:.$B$49]=[.$B16];[Thong_Tin_Ngay_Nghi_201608.$C$3:.$C$49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number-columns-repeated="2" table:style-name="ce45"/>
          <table:table-cell table:style-name="ce45" table:formula="of:=[.I16]+[.K16] +[.J16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31T08:25:11.35">
            <text:p>08/31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0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" office:value-type="float" office:value="5">
            <text:p>5</text:p>
          </table:table-cell>
          <table:table-cell table:style-name="ce50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 + SUMPRODUCT([Thong_Tin_Ngay_Nghi_201604.$B$3:.$B$39]=[.$B17];[Thong_Tin_Ngay_Nghi_201604.$C$3:.$C$39]) + SUMPRODUCT([Thong_Tin_Ngay_Nghi_201605.$B$3:.$B$38]=[.$B17];[Thong_Tin_Ngay_Nghi_201605.$C$3:.$C$38]) + SUMPRODUCT([Thong_Tin_Ngay_Nghi_201606.$B$3:.$B$38]=[.$B17];[Thong_Tin_Ngay_Nghi_201606.$C$3:.$C$38]) + SUMPRODUCT([Thong_Tin_Ngay_Nghi_201607.$B$3:.$B$45]=[.$B17];[Thong_Tin_Ngay_Nghi_201607.$C$3:.$C$45]) + SUMPRODUCT([Thong_Tin_Ngay_Nghi_201608.$B$3:.$B$49]=[.$B17];[Thong_Tin_Ngay_Nghi_201608.$C$3:.$C$49])" office:value-type="float" office:value="8.5">
            <text:p>8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45"/>
          <table:table-cell table:style-name="ce45" table:formula="of:=[.I17]+[.K17] +[.J1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8-31T08:25:11.35">
            <text:p>08/31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0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 + SUMPRODUCT([Thong_Tin_Ngay_Nghi_201604.$B$3:.$B$39]=[.$B18];[Thong_Tin_Ngay_Nghi_201604.$C$3:.$C$39]) + SUMPRODUCT([Thong_Tin_Ngay_Nghi_201605.$B$3:.$B$38]=[.$B18];[Thong_Tin_Ngay_Nghi_201605.$C$3:.$C$38]) + SUMPRODUCT([Thong_Tin_Ngay_Nghi_201606.$B$3:.$B$38]=[.$B18];[Thong_Tin_Ngay_Nghi_201606.$C$3:.$C$38]) + SUMPRODUCT([Thong_Tin_Ngay_Nghi_201607.$B$3:.$B$45]=[.$B18];[Thong_Tin_Ngay_Nghi_201607.$C$3:.$C$45]) + SUMPRODUCT([Thong_Tin_Ngay_Nghi_201608.$B$3:.$B$49]=[.$B18];[Thong_Tin_Ngay_Nghi_201608.$C$3:.$C$49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5">
            <text:p>5</text:p>
          </table:table-cell>
          <table:table-cell table:number-columns-repeated="2" table:style-name="ce45"/>
          <table:table-cell table:style-name="ce45" table:formula="of:=[.I18]+[.K18] +[.J18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31T08:25:11.35">
            <text:p>08/31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8">
            <text:p>8</text:p>
          </table:table-cell>
          <table:table-cell table:style-name="ce50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" office:value-type="float" office:value="4.5">
            <text:p>4.5</text:p>
          </table:table-cell>
          <table:table-cell table:style-name="ce50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 + SUMPRODUCT([Thong_Tin_Ngay_Nghi_201604.$B$3:.$B$39]=[.$B19];[Thong_Tin_Ngay_Nghi_201604.$C$3:.$C$39]) + SUMPRODUCT([Thong_Tin_Ngay_Nghi_201605.$B$3:.$B$38]=[.$B19];[Thong_Tin_Ngay_Nghi_201605.$C$3:.$C$38]) + SUMPRODUCT([Thong_Tin_Ngay_Nghi_201606.$B$3:.$B$38]=[.$B19];[Thong_Tin_Ngay_Nghi_201606.$C$3:.$C$38]) + SUMPRODUCT([Thong_Tin_Ngay_Nghi_201607.$B$3:.$B$45]=[.$B19];[Thong_Tin_Ngay_Nghi_201607.$C$3:.$C$45]) + SUMPRODUCT([Thong_Tin_Ngay_Nghi_201608.$B$3:.$B$49]=[.$B19];[Thong_Tin_Ngay_Nghi_201608.$C$3:.$C$49])" office:value-type="float" office:value="6.5">
            <text:p>6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5"/>
          <table:table-cell table:style-name="ce45" table:formula="of:=[.I19]+[.K19] +[.J19]" office:value-type="float" office:value="3.5">
            <text:p>3.5</text:p>
          </table:table-cell>
          <table:table-cell table:style-name="ce53"/>
        </table:table-row>
        <table:table-row table:style-name="ro11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office:value-type="date" office:date-value="2016-08-29">
            <text:p>08/29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50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" office:value-type="float" office:value="0">
            <text:p>0</text:p>
          </table:table-cell>
          <table:table-cell table:style-name="ce50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 + SUMPRODUCT([Thong_Tin_Ngay_Nghi_201604.$B$3:.$B$39]=[.$B20];[Thong_Tin_Ngay_Nghi_201604.$C$3:.$C$39]) + SUMPRODUCT([Thong_Tin_Ngay_Nghi_201605.$B$3:.$B$38]=[.$B20];[Thong_Tin_Ngay_Nghi_201605.$C$3:.$C$38]) + SUMPRODUCT([Thong_Tin_Ngay_Nghi_201606.$B$3:.$B$38]=[.$B20];[Thong_Tin_Ngay_Nghi_201606.$C$3:.$C$38]) + SUMPRODUCT([Thong_Tin_Ngay_Nghi_201607.$B$3:.$B$45]=[.$B20];[Thong_Tin_Ngay_Nghi_201607.$C$3:.$C$45]) + SUMPRODUCT([Thong_Tin_Ngay_Nghi_201608.$B$3:.$B$49]=[.$B20];[Thong_Tin_Ngay_Nghi_201608.$C$3:.$C$49])" office:value-type="float" office:value="5">
            <text:p>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-3">
            <text:p>-3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0]+[.K20] +[.J20]" office:value-type="float" office:value="-2">
            <text:p>-2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1]);DATE(YEAR([.D21]);12;31);NOW())" office:value-type="date" office:date-value="2016-08-31T08:25:11.36">
            <text:p>08/31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50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" office:value-type="float" office:value="0">
            <text:p>0</text:p>
          </table:table-cell>
          <table:table-cell table:style-name="ce50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 + SUMPRODUCT([Thong_Tin_Ngay_Nghi_201604.$B$3:.$B$39]=[.$B21];[Thong_Tin_Ngay_Nghi_201604.$C$3:.$C$39]) + SUMPRODUCT([Thong_Tin_Ngay_Nghi_201605.$B$3:.$B$38]=[.$B21];[Thong_Tin_Ngay_Nghi_201605.$C$3:.$C$38]) + SUMPRODUCT([Thong_Tin_Ngay_Nghi_201606.$B$3:.$B$38]=[.$B21];[Thong_Tin_Ngay_Nghi_201606.$C$3:.$C$38]) + SUMPRODUCT([Thong_Tin_Ngay_Nghi_201607.$B$3:.$B$45]=[.$B21];[Thong_Tin_Ngay_Nghi_201607.$C$3:.$C$45]) + SUMPRODUCT([Thong_Tin_Ngay_Nghi_201608.$B$3:.$B$49]=[.$B21];[Thong_Tin_Ngay_Nghi_201608.$C$3:.$C$49])" office:value-type="float" office:value="1">
            <text:p>1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number-columns-repeated="2" table:style-name="ce45"/>
          <table:table-cell table:style-name="ce45" table:formula="of:=[.I21]+[.K21] +[.J21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8-31T08:25:11.36">
            <text:p>08/31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8">
            <text:p>8</text:p>
          </table:table-cell>
          <table:table-cell table:style-name="ce50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" office:value-type="float" office:value="5">
            <text:p>5</text:p>
          </table:table-cell>
          <table:table-cell table:style-name="ce50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 + SUMPRODUCT([Thong_Tin_Ngay_Nghi_201604.$B$3:.$B$39]=[.$B22];[Thong_Tin_Ngay_Nghi_201604.$C$3:.$C$39]) + SUMPRODUCT([Thong_Tin_Ngay_Nghi_201605.$B$3:.$B$38]=[.$B22];[Thong_Tin_Ngay_Nghi_201605.$C$3:.$C$38]) + SUMPRODUCT([Thong_Tin_Ngay_Nghi_201606.$B$3:.$B$38]=[.$B22];[Thong_Tin_Ngay_Nghi_201606.$C$3:.$C$38]) + SUMPRODUCT([Thong_Tin_Ngay_Nghi_201607.$B$3:.$B$45]=[.$B22];[Thong_Tin_Ngay_Nghi_201607.$C$3:.$C$45]) + SUMPRODUCT([Thong_Tin_Ngay_Nghi_201608.$B$3:.$B$49]=[.$B22];[Thong_Tin_Ngay_Nghi_201608.$C$3:.$C$49])" office:value-type="float" office:value="10">
            <text:p>10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0">
            <text:p>0</text:p>
          </table:table-cell>
          <table:table-cell table:number-columns-repeated="2" table:style-name="ce45"/>
          <table:table-cell table:style-name="ce45" table:formula="of:=[.I22]+[.K22] +[.J22]" office:value-type="float" office:value="0">
            <text:p>0</text:p>
          </table:table-cell>
          <table:table-cell table:style-name="ce53"/>
        </table:table-row>
        <table:table-row table:style-name="ro11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3]);DATE(YEAR([.D23]);12;31);NOW())" office:value-type="date" office:date-value="2016-08-31T08:25:11.36">
            <text:p>08/31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2">
            <text:p>2</text:p>
          </table:table-cell>
          <table:table-cell table:style-name="ce50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" office:value-type="float" office:value="0">
            <text:p>0</text:p>
          </table:table-cell>
          <table:table-cell table:style-name="ce50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 + SUMPRODUCT([Thong_Tin_Ngay_Nghi_201604.$B$3:.$B$39]=[.$B23];[Thong_Tin_Ngay_Nghi_201604.$C$3:.$C$39]) + SUMPRODUCT([Thong_Tin_Ngay_Nghi_201605.$B$3:.$B$38]=[.$B23];[Thong_Tin_Ngay_Nghi_201605.$C$3:.$C$38]) + SUMPRODUCT([Thong_Tin_Ngay_Nghi_201606.$B$3:.$B$38]=[.$B23];[Thong_Tin_Ngay_Nghi_201606.$C$3:.$C$38]) + SUMPRODUCT([Thong_Tin_Ngay_Nghi_201607.$B$3:.$B$45]=[.$B23];[Thong_Tin_Ngay_Nghi_201607.$C$3:.$C$45]) + SUMPRODUCT([Thong_Tin_Ngay_Nghi_201608.$B$3:.$B$49]=[.$B23];[Thong_Tin_Ngay_Nghi_201608.$C$3:.$C$49])" office:value-type="float" office:value="1.5">
            <text:p>1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3]+[.K23] +[.J23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8-31T08:25:11.36">
            <text:p>08/31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8">
            <text:p>8</text:p>
          </table:table-cell>
          <table:table-cell table:style-name="ce50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" office:value-type="float" office:value="6">
            <text:p>6</text:p>
          </table:table-cell>
          <table:table-cell table:style-name="ce50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 + SUMPRODUCT([Thong_Tin_Ngay_Nghi_201604.$B$3:.$B$39]=[.$B24];[Thong_Tin_Ngay_Nghi_201604.$C$3:.$C$39]) + SUMPRODUCT([Thong_Tin_Ngay_Nghi_201605.$B$3:.$B$38]=[.$B24];[Thong_Tin_Ngay_Nghi_201605.$C$3:.$C$38]) + SUMPRODUCT([Thong_Tin_Ngay_Nghi_201606.$B$3:.$B$38]=[.$B24];[Thong_Tin_Ngay_Nghi_201606.$C$3:.$C$38]) + SUMPRODUCT([Thong_Tin_Ngay_Nghi_201607.$B$3:.$B$45]=[.$B24];[Thong_Tin_Ngay_Nghi_201607.$C$3:.$C$45]) + SUMPRODUCT([Thong_Tin_Ngay_Nghi_201608.$B$3:.$B$49]=[.$B24];[Thong_Tin_Ngay_Nghi_201608.$C$3:.$C$49])" office:value-type="float" office:value="9.5">
            <text:p>9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.5">
            <text:p>0.5</text:p>
          </table:table-cell>
          <table:table-cell table:number-columns-repeated="2" table:style-name="ce45"/>
          <table:table-cell table:style-name="ce45" table:formula="of:=[.I24]+[.K24] +[.J24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8-31T08:25:11.36">
            <text:p>08/31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0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" office:value-type="float" office:value="4">
            <text:p>4</text:p>
          </table:table-cell>
          <table:table-cell table:style-name="ce50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 + SUMPRODUCT([Thong_Tin_Ngay_Nghi_201604.$B$3:.$B$39]=[.$B25];[Thong_Tin_Ngay_Nghi_201604.$C$3:.$C$39]) + SUMPRODUCT([Thong_Tin_Ngay_Nghi_201605.$B$3:.$B$38]=[.$B25];[Thong_Tin_Ngay_Nghi_201605.$C$3:.$C$38]) + SUMPRODUCT([Thong_Tin_Ngay_Nghi_201606.$B$3:.$B$38]=[.$B25];[Thong_Tin_Ngay_Nghi_201606.$C$3:.$C$38]) + SUMPRODUCT([Thong_Tin_Ngay_Nghi_201607.$B$3:.$B$45]=[.$B25];[Thong_Tin_Ngay_Nghi_201607.$C$3:.$C$45]) + SUMPRODUCT([Thong_Tin_Ngay_Nghi_201608.$B$3:.$B$49]=[.$B25];[Thong_Tin_Ngay_Nghi_201608.$C$3:.$C$49])" office:value-type="float" office:value="7.5">
            <text:p>7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4.5">
            <text:p>4.5</text:p>
          </table:table-cell>
          <table:table-cell table:number-columns-repeated="2" table:style-name="ce45"/>
          <table:table-cell table:style-name="ce45" table:formula="of:=[.I25]+[.K25] +[.J25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6]);DATE(YEAR([.D26]);12;31);NOW())" office:value-type="date" office:date-value="2016-08-31T08:25:11.36">
            <text:p>08/31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2">
            <text:p>2</text:p>
          </table:table-cell>
          <table:table-cell table:style-name="ce50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" office:value-type="float" office:value="0">
            <text:p>0</text:p>
          </table:table-cell>
          <table:table-cell table:style-name="ce50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 + SUMPRODUCT([Thong_Tin_Ngay_Nghi_201604.$B$3:.$B$39]=[.$B26];[Thong_Tin_Ngay_Nghi_201604.$C$3:.$C$39]) + SUMPRODUCT([Thong_Tin_Ngay_Nghi_201605.$B$3:.$B$38]=[.$B26];[Thong_Tin_Ngay_Nghi_201605.$C$3:.$C$38]) + SUMPRODUCT([Thong_Tin_Ngay_Nghi_201606.$B$3:.$B$38]=[.$B26];[Thong_Tin_Ngay_Nghi_201606.$C$3:.$C$38]) + SUMPRODUCT([Thong_Tin_Ngay_Nghi_201607.$B$3:.$B$45]=[.$B26];[Thong_Tin_Ngay_Nghi_201607.$C$3:.$C$45]) + SUMPRODUCT([Thong_Tin_Ngay_Nghi_201608.$B$3:.$B$49]=[.$B26];[Thong_Tin_Ngay_Nghi_201608.$C$3:.$C$49])" office:value-type="float" office:value="0">
            <text:p>0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number-columns-repeated="2" table:style-name="ce45"/>
          <table:table-cell table:style-name="ce45" table:formula="of:=[.I26]+[.K26] +[.J26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8-31T08:25:06.38">
            <text:p>08/31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50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" office:value-type="float" office:value="6">
            <text:p>6</text:p>
          </table:table-cell>
          <table:table-cell table:style-name="ce50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 + SUMPRODUCT([Thong_Tin_Ngay_Nghi_201604.$B$3:.$B$39]=[.$B27];[Thong_Tin_Ngay_Nghi_201604.$C$3:.$C$39]) + SUMPRODUCT([Thong_Tin_Ngay_Nghi_201605.$B$3:.$B$38]=[.$B27];[Thong_Tin_Ngay_Nghi_201605.$C$3:.$C$38]) + SUMPRODUCT([Thong_Tin_Ngay_Nghi_201606.$B$3:.$B$38]=[.$B27];[Thong_Tin_Ngay_Nghi_201606.$C$3:.$C$38]) + SUMPRODUCT([Thong_Tin_Ngay_Nghi_201607.$B$3:.$B$45]=[.$B27];[Thong_Tin_Ngay_Nghi_201607.$C$3:.$C$45]) + SUMPRODUCT([Thong_Tin_Ngay_Nghi_201608.$B$3:.$B$49]=[.$B27];[Thong_Tin_Ngay_Nghi_201608.$C$3:.$C$49])" office:value-type="float" office:value="9.5">
            <text:p>9.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4.5">
            <text:p>4.5</text:p>
          </table:table-cell>
          <table:table-cell table:number-columns-repeated="2" table:style-name="ce45"/>
          <table:table-cell table:style-name="ce45" table:formula="of:=[.I27]+[.K27] +[.J27]" office:value-type="float" office:value="4.5">
            <text:p>4.5</text:p>
          </table:table-cell>
          <table:table-cell table:style-name="ce53"/>
        </table:table-row>
        <table:table-row table:style-name="ro11">
          <table:table-cell table:style-name="ce40" office:value-type="float" office:value="22">
            <text:p>22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28]);DATE(YEAR([.D28]);12;31);NOW())" office:value-type="date" office:date-value="2016-08-31T08:25:06.38">
            <text:p>08/31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2">
            <text:p>2</text:p>
          </table:table-cell>
          <table:table-cell table:style-name="ce50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" office:value-type="float" office:value="0">
            <text:p>0</text:p>
          </table:table-cell>
          <table:table-cell table:style-name="ce50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 + SUMPRODUCT([Thong_Tin_Ngay_Nghi_201604.$B$3:.$B$39]=[.$B28];[Thong_Tin_Ngay_Nghi_201604.$C$3:.$C$39]) + SUMPRODUCT([Thong_Tin_Ngay_Nghi_201605.$B$3:.$B$38]=[.$B28];[Thong_Tin_Ngay_Nghi_201605.$C$3:.$C$38]) + SUMPRODUCT([Thong_Tin_Ngay_Nghi_201606.$B$3:.$B$38]=[.$B28];[Thong_Tin_Ngay_Nghi_201606.$C$3:.$C$38]) + SUMPRODUCT([Thong_Tin_Ngay_Nghi_201607.$B$3:.$B$45]=[.$B28];[Thong_Tin_Ngay_Nghi_201607.$C$3:.$C$45]) + SUMPRODUCT([Thong_Tin_Ngay_Nghi_201608.$B$3:.$B$49]=[.$B28];[Thong_Tin_Ngay_Nghi_201608.$C$3:.$C$49])" office:value-type="float" office:value="4">
            <text:p>4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28]+[.K28] +[.J28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29]);DATE(YEAR([.D29]);12;31);NOW())" office:value-type="date" office:date-value="2016-08-31T08:25:06.38">
            <text:p>08/31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" office:value-type="float" office:value="0">
            <text:p>0</text:p>
          </table:table-cell>
          <table:table-cell table:style-name="ce50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 + SUMPRODUCT([Thong_Tin_Ngay_Nghi_201604.$B$3:.$B$39]=[.$B29];[Thong_Tin_Ngay_Nghi_201604.$C$3:.$C$39]) + SUMPRODUCT([Thong_Tin_Ngay_Nghi_201605.$B$3:.$B$38]=[.$B29];[Thong_Tin_Ngay_Nghi_201605.$C$3:.$C$38]) + SUMPRODUCT([Thong_Tin_Ngay_Nghi_201606.$B$3:.$B$38]=[.$B29];[Thong_Tin_Ngay_Nghi_201606.$C$3:.$C$38]) + SUMPRODUCT([Thong_Tin_Ngay_Nghi_201607.$B$3:.$B$45]=[.$B29];[Thong_Tin_Ngay_Nghi_201607.$C$3:.$C$45]) + SUMPRODUCT([Thong_Tin_Ngay_Nghi_201608.$B$3:.$B$49]=[.$B29];[Thong_Tin_Ngay_Nghi_201608.$C$3:.$C$49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1">
            <text:p>1</text:p>
          </table:table-cell>
          <table:table-cell table:number-columns-repeated="2" table:style-name="ce45"/>
          <table:table-cell table:style-name="ce45" table:formula="of:=[.I29]+[.K29] +[.J29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0]);DATE(YEAR([.D30]);12;31);NOW())" office:value-type="date" office:date-value="2016-08-31T08:25:06.38">
            <text:p>08/31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0">
            <text:p>0</text:p>
          </table:table-cell>
          <table:table-cell table:style-name="ce50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" office:value-type="float" office:value="0">
            <text:p>0</text:p>
          </table:table-cell>
          <table:table-cell table:style-name="ce50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 + SUMPRODUCT([Thong_Tin_Ngay_Nghi_201604.$B$3:.$B$39]=[.$B30];[Thong_Tin_Ngay_Nghi_201604.$C$3:.$C$39]) + SUMPRODUCT([Thong_Tin_Ngay_Nghi_201605.$B$3:.$B$38]=[.$B30];[Thong_Tin_Ngay_Nghi_201605.$C$3:.$C$38]) + SUMPRODUCT([Thong_Tin_Ngay_Nghi_201606.$B$3:.$B$38]=[.$B30];[Thong_Tin_Ngay_Nghi_201606.$C$3:.$C$38]) + SUMPRODUCT([Thong_Tin_Ngay_Nghi_201607.$B$3:.$B$45]=[.$B30];[Thong_Tin_Ngay_Nghi_201607.$C$3:.$C$45]) + SUMPRODUCT([Thong_Tin_Ngay_Nghi_201608.$B$3:.$B$49]=[.$B30];[Thong_Tin_Ngay_Nghi_201608.$C$3:.$C$49])" office:value-type="float" office:value="0.5">
            <text:p>0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-0.5">
            <text:p>-0.5</text:p>
          </table:table-cell>
          <table:table-cell table:number-columns-repeated="2" table:style-name="ce45"/>
          <table:table-cell table:style-name="ce45" table:formula="of:=[.I30]+[.K30] +[.J30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8-31T08:25:06.38">
            <text:p>08/31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50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" office:value-type="float" office:value="1">
            <text:p>1</text:p>
          </table:table-cell>
          <table:table-cell table:style-name="ce50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 + SUMPRODUCT([Thong_Tin_Ngay_Nghi_201604.$B$3:.$B$39]=[.$B31];[Thong_Tin_Ngay_Nghi_201604.$C$3:.$C$39]) + SUMPRODUCT([Thong_Tin_Ngay_Nghi_201605.$B$3:.$B$38]=[.$B31];[Thong_Tin_Ngay_Nghi_201605.$C$3:.$C$38]) + SUMPRODUCT([Thong_Tin_Ngay_Nghi_201606.$B$3:.$B$38]=[.$B31];[Thong_Tin_Ngay_Nghi_201606.$C$3:.$C$38]) + SUMPRODUCT([Thong_Tin_Ngay_Nghi_201607.$B$3:.$B$45]=[.$B31];[Thong_Tin_Ngay_Nghi_201607.$C$3:.$C$45]) + SUMPRODUCT([Thong_Tin_Ngay_Nghi_201608.$B$3:.$B$49]=[.$B31];[Thong_Tin_Ngay_Nghi_201608.$C$3:.$C$49])" office:value-type="float" office:value="4.5">
            <text:p>4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number-columns-repeated="2" table:style-name="ce45"/>
          <table:table-cell table:style-name="ce45" table:formula="of:=[.I31]+[.K31] +[.J31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8-31T08:25:06.38">
            <text:p>08/31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50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" office:value-type="float" office:value="2">
            <text:p>2</text:p>
          </table:table-cell>
          <table:table-cell table:style-name="ce50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 + SUMPRODUCT([Thong_Tin_Ngay_Nghi_201604.$B$3:.$B$39]=[.$B32];[Thong_Tin_Ngay_Nghi_201604.$C$3:.$C$39]) + SUMPRODUCT([Thong_Tin_Ngay_Nghi_201605.$B$3:.$B$38]=[.$B32];[Thong_Tin_Ngay_Nghi_201605.$C$3:.$C$38]) + SUMPRODUCT([Thong_Tin_Ngay_Nghi_201606.$B$3:.$B$38]=[.$B32];[Thong_Tin_Ngay_Nghi_201606.$C$3:.$C$38]) + SUMPRODUCT([Thong_Tin_Ngay_Nghi_201607.$B$3:.$B$45]=[.$B32];[Thong_Tin_Ngay_Nghi_201607.$C$3:.$C$45]) + SUMPRODUCT([Thong_Tin_Ngay_Nghi_201608.$B$3:.$B$49]=[.$B32];[Thong_Tin_Ngay_Nghi_201608.$C$3:.$C$49])" office:value-type="float" office:value="9">
            <text:p>9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8.3087in" svg:y="10.7874in" draw:caption-point-x="-0.2402in" draw:caption-point-y="0.6075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2]+[.K32] +[.J32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3]);DATE(YEAR([.D33]);12;31);NOW())" office:value-type="date" office:date-value="2016-08-31T08:25:06.39">
            <text:p>08/31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50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" office:value-type="float" office:value="0">
            <text:p>0</text:p>
          </table:table-cell>
          <table:table-cell table:style-name="ce50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 + SUMPRODUCT([Thong_Tin_Ngay_Nghi_201604.$B$3:.$B$39]=[.$B33];[Thong_Tin_Ngay_Nghi_201604.$C$3:.$C$39]) + SUMPRODUCT([Thong_Tin_Ngay_Nghi_201605.$B$3:.$B$38]=[.$B33];[Thong_Tin_Ngay_Nghi_201605.$C$3:.$C$38]) + SUMPRODUCT([Thong_Tin_Ngay_Nghi_201606.$B$3:.$B$38]=[.$B33];[Thong_Tin_Ngay_Nghi_201606.$C$3:.$C$38]) + SUMPRODUCT([Thong_Tin_Ngay_Nghi_201607.$B$3:.$B$45]=[.$B33];[Thong_Tin_Ngay_Nghi_201607.$C$3:.$C$45]) + SUMPRODUCT([Thong_Tin_Ngay_Nghi_201608.$B$3:.$B$49]=[.$B33];[Thong_Tin_Ngay_Nghi_201608.$C$3:.$C$49])" office:value-type="float" office:value="5">
            <text:p>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3]+[.K33] +[.J33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8-31T08:25:06.39">
            <text:p>08/31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0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" office:value-type="float" office:value="0.5">
            <text:p>0.5</text:p>
          </table:table-cell>
          <table:table-cell table:style-name="ce50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 + SUMPRODUCT([Thong_Tin_Ngay_Nghi_201604.$B$3:.$B$39]=[.$B34];[Thong_Tin_Ngay_Nghi_201604.$C$3:.$C$39]) + SUMPRODUCT([Thong_Tin_Ngay_Nghi_201605.$B$3:.$B$38]=[.$B34];[Thong_Tin_Ngay_Nghi_201605.$C$3:.$C$38]) + SUMPRODUCT([Thong_Tin_Ngay_Nghi_201606.$B$3:.$B$38]=[.$B34];[Thong_Tin_Ngay_Nghi_201606.$C$3:.$C$38]) + SUMPRODUCT([Thong_Tin_Ngay_Nghi_201607.$B$3:.$B$45]=[.$B34];[Thong_Tin_Ngay_Nghi_201607.$C$3:.$C$45]) + SUMPRODUCT([Thong_Tin_Ngay_Nghi_201608.$B$3:.$B$49]=[.$B34];[Thong_Tin_Ngay_Nghi_201608.$C$3:.$C$49])" office:value-type="float" office:value="4">
            <text:p>4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4.5">
            <text:p>4.5</text:p>
          </table:table-cell>
          <table:table-cell table:number-columns-repeated="2" table:style-name="ce45"/>
          <table:table-cell table:style-name="ce45" table:formula="of:=[.I34]+[.K34] +[.J34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8-31T08:25:06.39">
            <text:p>08/31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0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" office:value-type="float" office:value="9.5">
            <text:p>9.5</text:p>
          </table:table-cell>
          <table:table-cell table:style-name="ce50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 + SUMPRODUCT([Thong_Tin_Ngay_Nghi_201604.$B$3:.$B$39]=[.$B35];[Thong_Tin_Ngay_Nghi_201604.$C$3:.$C$39]) + SUMPRODUCT([Thong_Tin_Ngay_Nghi_201605.$B$3:.$B$38]=[.$B35];[Thong_Tin_Ngay_Nghi_201605.$C$3:.$C$38]) + SUMPRODUCT([Thong_Tin_Ngay_Nghi_201606.$B$3:.$B$38]=[.$B35];[Thong_Tin_Ngay_Nghi_201606.$C$3:.$C$38]) + SUMPRODUCT([Thong_Tin_Ngay_Nghi_201607.$B$3:.$B$45]=[.$B35];[Thong_Tin_Ngay_Nghi_201607.$C$3:.$C$45]) + SUMPRODUCT([Thong_Tin_Ngay_Nghi_201608.$B$3:.$B$49]=[.$B35];[Thong_Tin_Ngay_Nghi_201608.$C$3:.$C$49])" office:value-type="float" office:value="11">
            <text:p>11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-1">
            <text:p>-1</text:p>
          </table:table-cell>
          <table:table-cell table:number-columns-repeated="2" table:style-name="ce45"/>
          <table:table-cell table:style-name="ce45" table:formula="of:=[.I35]+[.K35] +[.J35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6]);DATE(YEAR([.D36]);12;31);NOW())" office:value-type="date" office:date-value="2016-08-31T08:25:06.39">
            <text:p>08/3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0">
            <text:p>0</text:p>
          </table:table-cell>
          <table:table-cell table:style-name="ce50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" office:value-type="float" office:value="0">
            <text:p>0</text:p>
          </table:table-cell>
          <table:table-cell table:style-name="ce50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 + SUMPRODUCT([Thong_Tin_Ngay_Nghi_201604.$B$3:.$B$39]=[.$B36];[Thong_Tin_Ngay_Nghi_201604.$C$3:.$C$39]) + SUMPRODUCT([Thong_Tin_Ngay_Nghi_201605.$B$3:.$B$38]=[.$B36];[Thong_Tin_Ngay_Nghi_201605.$C$3:.$C$38]) + SUMPRODUCT([Thong_Tin_Ngay_Nghi_201606.$B$3:.$B$38]=[.$B36];[Thong_Tin_Ngay_Nghi_201606.$C$3:.$C$38]) + SUMPRODUCT([Thong_Tin_Ngay_Nghi_201607.$B$3:.$B$45]=[.$B36];[Thong_Tin_Ngay_Nghi_201607.$C$3:.$C$45]) + SUMPRODUCT([Thong_Tin_Ngay_Nghi_201608.$B$3:.$B$49]=[.$B36];[Thong_Tin_Ngay_Nghi_201608.$C$3:.$C$49])" office:value-type="float" office:value="5.5">
            <text:p>5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5.5">
            <text:p>-5.5</text:p>
          </table:table-cell>
          <table:table-cell table:number-columns-repeated="2" table:style-name="ce45"/>
          <table:table-cell table:style-name="ce45" table:formula="of:=[.I36]+[.K36] +[.J36]" office:value-type="float" office:value="-5.5">
            <text:p>-5.5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8-31T08:25:06.39">
            <text:p>08/31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8">
            <text:p>8</text:p>
          </table:table-cell>
          <table:table-cell table:style-name="ce50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" office:value-type="float" office:value="5">
            <text:p>5</text:p>
          </table:table-cell>
          <table:table-cell table:style-name="ce50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 + SUMPRODUCT([Thong_Tin_Ngay_Nghi_201604.$B$3:.$B$39]=[.$B37];[Thong_Tin_Ngay_Nghi_201604.$C$3:.$C$39]) + SUMPRODUCT([Thong_Tin_Ngay_Nghi_201605.$B$3:.$B$38]=[.$B37];[Thong_Tin_Ngay_Nghi_201605.$C$3:.$C$38]) + SUMPRODUCT([Thong_Tin_Ngay_Nghi_201606.$B$3:.$B$38]=[.$B37];[Thong_Tin_Ngay_Nghi_201606.$C$3:.$C$38]) + SUMPRODUCT([Thong_Tin_Ngay_Nghi_201607.$B$3:.$B$45]=[.$B37];[Thong_Tin_Ngay_Nghi_201607.$C$3:.$C$45]) + SUMPRODUCT([Thong_Tin_Ngay_Nghi_201608.$B$3:.$B$49]=[.$B37];[Thong_Tin_Ngay_Nghi_201608.$C$3:.$C$49])" office:value-type="float" office:value="10">
            <text:p>1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number-columns-repeated="2" table:style-name="ce45"/>
          <table:table-cell table:style-name="ce45" table:formula="of:=[.I37]+[.K37] +[.J37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8]);DATE(YEAR([.D38]);12;31);NOW())" office:value-type="date" office:date-value="2016-08-31T08:25:06.39">
            <text:p>08/31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0">
            <text:p>0</text:p>
          </table:table-cell>
          <table:table-cell table:style-name="ce50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" office:value-type="float" office:value="0">
            <text:p>0</text:p>
          </table:table-cell>
          <table:table-cell table:style-name="ce50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 + SUMPRODUCT([Thong_Tin_Ngay_Nghi_201604.$B$3:.$B$39]=[.$B38];[Thong_Tin_Ngay_Nghi_201604.$C$3:.$C$39]) + SUMPRODUCT([Thong_Tin_Ngay_Nghi_201605.$B$3:.$B$38]=[.$B38];[Thong_Tin_Ngay_Nghi_201605.$C$3:.$C$38]) + SUMPRODUCT([Thong_Tin_Ngay_Nghi_201606.$B$3:.$B$38]=[.$B38];[Thong_Tin_Ngay_Nghi_201606.$C$3:.$C$38]) + SUMPRODUCT([Thong_Tin_Ngay_Nghi_201607.$B$3:.$B$45]=[.$B38];[Thong_Tin_Ngay_Nghi_201607.$C$3:.$C$45]) + SUMPRODUCT([Thong_Tin_Ngay_Nghi_201608.$B$3:.$B$49]=[.$B38];[Thong_Tin_Ngay_Nghi_201608.$C$3:.$C$49])" office:value-type="float" office:value="0.5">
            <text:p>0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0.5">
            <text:p>-0.5</text:p>
          </table:table-cell>
          <table:table-cell table:number-columns-repeated="2" table:style-name="ce45"/>
          <table:table-cell table:style-name="ce45" table:formula="of:=[.I38]+[.K38] +[.J3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8-31T08:25:06.39">
            <text:p>08/31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50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" office:value-type="float" office:value="4.5">
            <text:p>4.5</text:p>
          </table:table-cell>
          <table:table-cell table:style-name="ce50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 + SUMPRODUCT([Thong_Tin_Ngay_Nghi_201604.$B$3:.$B$39]=[.$B39];[Thong_Tin_Ngay_Nghi_201604.$C$3:.$C$39]) + SUMPRODUCT([Thong_Tin_Ngay_Nghi_201605.$B$3:.$B$38]=[.$B39];[Thong_Tin_Ngay_Nghi_201605.$C$3:.$C$38]) + SUMPRODUCT([Thong_Tin_Ngay_Nghi_201606.$B$3:.$B$38]=[.$B39];[Thong_Tin_Ngay_Nghi_201606.$C$3:.$C$38]) + SUMPRODUCT([Thong_Tin_Ngay_Nghi_201607.$B$3:.$B$45]=[.$B39];[Thong_Tin_Ngay_Nghi_201607.$C$3:.$C$45]) + SUMPRODUCT([Thong_Tin_Ngay_Nghi_201608.$B$3:.$B$49]=[.$B39];[Thong_Tin_Ngay_Nghi_201608.$C$3:.$C$49])" office:value-type="float" office:value="11">
            <text:p>11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2">
            <text:p>-2</text:p>
          </table:table-cell>
          <table:table-cell table:number-columns-repeated="2" table:style-name="ce45"/>
          <table:table-cell table:style-name="ce45" table:formula="of:=[.I39]+[.K39] +[.J39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8-31T08:25:06.39">
            <text:p>08/31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0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" office:value-type="float" office:value="3">
            <text:p>3</text:p>
          </table:table-cell>
          <table:table-cell table:style-name="ce50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 + SUMPRODUCT([Thong_Tin_Ngay_Nghi_201604.$B$3:.$B$39]=[.$B40];[Thong_Tin_Ngay_Nghi_201604.$C$3:.$C$39]) + SUMPRODUCT([Thong_Tin_Ngay_Nghi_201605.$B$3:.$B$38]=[.$B40];[Thong_Tin_Ngay_Nghi_201605.$C$3:.$C$38]) + SUMPRODUCT([Thong_Tin_Ngay_Nghi_201606.$B$3:.$B$38]=[.$B40];[Thong_Tin_Ngay_Nghi_201606.$C$3:.$C$38]) + SUMPRODUCT([Thong_Tin_Ngay_Nghi_201607.$B$3:.$B$45]=[.$B40];[Thong_Tin_Ngay_Nghi_201607.$C$3:.$C$45]) + SUMPRODUCT([Thong_Tin_Ngay_Nghi_201608.$B$3:.$B$49]=[.$B40];[Thong_Tin_Ngay_Nghi_201608.$C$3:.$C$49])" office:value-type="float" office:value="10.5">
            <text:p>10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-2.5">
            <text:p>-2.5</text:p>
          </table:table-cell>
          <table:table-cell table:number-columns-repeated="2" table:style-name="ce45"/>
          <table:table-cell table:style-name="ce45" table:formula="of:=[.I40]+[.K40] +[.J40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uL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18">
            <text:p>08/18/16</text:p>
          </table:table-cell>
          <table:table-cell table:style-name="ce46" office:value-type="date" office:date-value="2016-08-30">
            <text:p>08/30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0">
            <text:p>0</text:p>
          </table:table-cell>
          <table:table-cell table:style-name="ce50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" office:value-type="float" office:value="0">
            <text:p>0</text:p>
          </table:table-cell>
          <table:table-cell table:style-name="ce50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 + SUMPRODUCT([Thong_Tin_Ngay_Nghi_201604.$B$3:.$B$39]=[.$B41];[Thong_Tin_Ngay_Nghi_201604.$C$3:.$C$39]) + SUMPRODUCT([Thong_Tin_Ngay_Nghi_201605.$B$3:.$B$38]=[.$B41];[Thong_Tin_Ngay_Nghi_201605.$C$3:.$C$38]) + SUMPRODUCT([Thong_Tin_Ngay_Nghi_201606.$B$3:.$B$38]=[.$B41];[Thong_Tin_Ngay_Nghi_201606.$C$3:.$C$38]) + SUMPRODUCT([Thong_Tin_Ngay_Nghi_201607.$B$3:.$B$45]=[.$B41];[Thong_Tin_Ngay_Nghi_201607.$C$3:.$C$45]) + SUMPRODUCT([Thong_Tin_Ngay_Nghi_201608.$B$3:.$B$49]=[.$B41];[Thong_Tin_Ngay_Nghi_201608.$C$3:.$C$49])" office:value-type="float" office:value="0">
            <text:p>0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0">
            <text:p>0</text:p>
          </table:table-cell>
          <table:table-cell table:number-columns-repeated="2" table:style-name="ce45"/>
          <table:table-cell table:style-name="ce45" table:formula="of:=[.I41]+[.K41] +[.J4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8-31T08:25:06.39">
            <text:p>08/31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0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" office:value-type="float" office:value="4">
            <text:p>4</text:p>
          </table:table-cell>
          <table:table-cell table:style-name="ce50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 + SUMPRODUCT([Thong_Tin_Ngay_Nghi_201604.$B$3:.$B$39]=[.$B42];[Thong_Tin_Ngay_Nghi_201604.$C$3:.$C$39]) + SUMPRODUCT([Thong_Tin_Ngay_Nghi_201605.$B$3:.$B$38]=[.$B42];[Thong_Tin_Ngay_Nghi_201605.$C$3:.$C$38]) + SUMPRODUCT([Thong_Tin_Ngay_Nghi_201606.$B$3:.$B$38]=[.$B42];[Thong_Tin_Ngay_Nghi_201606.$C$3:.$C$38]) + SUMPRODUCT([Thong_Tin_Ngay_Nghi_201607.$B$3:.$B$45]=[.$B42];[Thong_Tin_Ngay_Nghi_201607.$C$3:.$C$45]) + SUMPRODUCT([Thong_Tin_Ngay_Nghi_201608.$B$3:.$B$49]=[.$B42];[Thong_Tin_Ngay_Nghi_201608.$C$3:.$C$49])" office:value-type="float" office:value="9.5">
            <text:p>9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number-columns-repeated="2" table:style-name="ce45"/>
          <table:table-cell table:style-name="ce45" table:formula="of:=[.I42]+[.K42] +[.J42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31T08:25:06.39">
            <text:p>08/31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0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" office:value-type="float" office:value="1">
            <text:p>1</text:p>
          </table:table-cell>
          <table:table-cell table:style-name="ce50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 + SUMPRODUCT([Thong_Tin_Ngay_Nghi_201604.$B$3:.$B$39]=[.$B43];[Thong_Tin_Ngay_Nghi_201604.$C$3:.$C$39]) + SUMPRODUCT([Thong_Tin_Ngay_Nghi_201605.$B$3:.$B$38]=[.$B43];[Thong_Tin_Ngay_Nghi_201605.$C$3:.$C$38]) + SUMPRODUCT([Thong_Tin_Ngay_Nghi_201606.$B$3:.$B$38]=[.$B43];[Thong_Tin_Ngay_Nghi_201606.$C$3:.$C$38]) + SUMPRODUCT([Thong_Tin_Ngay_Nghi_201607.$B$3:.$B$45]=[.$B43];[Thong_Tin_Ngay_Nghi_201607.$C$3:.$C$45]) + SUMPRODUCT([Thong_Tin_Ngay_Nghi_201608.$B$3:.$B$49]=[.$B43];[Thong_Tin_Ngay_Nghi_201608.$C$3:.$C$49])" office:value-type="float" office:value="6">
            <text:p>6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5"/>
          <table:table-cell table:style-name="ce45" table:formula="of:=[.I43]+[.K43] +[.J43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31T08:25:06.39">
            <text:p>08/31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0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 + SUMPRODUCT([Thong_Tin_Ngay_Nghi_201604.$B$3:.$B$39]=[.$B44];[Thong_Tin_Ngay_Nghi_201604.$C$3:.$C$39]) + SUMPRODUCT([Thong_Tin_Ngay_Nghi_201605.$B$3:.$B$38]=[.$B44];[Thong_Tin_Ngay_Nghi_201605.$C$3:.$C$38]) + SUMPRODUCT([Thong_Tin_Ngay_Nghi_201606.$B$3:.$B$38]=[.$B44];[Thong_Tin_Ngay_Nghi_201606.$C$3:.$C$38]) + SUMPRODUCT([Thong_Tin_Ngay_Nghi_201607.$B$3:.$B$45]=[.$B44];[Thong_Tin_Ngay_Nghi_201607.$C$3:.$C$45]) + SUMPRODUCT([Thong_Tin_Ngay_Nghi_201608.$B$3:.$B$49]=[.$B44];[Thong_Tin_Ngay_Nghi_201608.$C$3:.$C$49])" office:value-type="float" office:value="10.5">
            <text:p>10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2">
            <text:p>2</text:p>
          </table:table-cell>
          <table:table-cell table:number-columns-repeated="2" table:style-name="ce45"/>
          <table:table-cell table:style-name="ce45" table:formula="of:=[.I44]+[.K44] +[.J44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31T08:25:06.4">
            <text:p>08/31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50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" office:value-type="float" office:value="0.5">
            <text:p>0.5</text:p>
          </table:table-cell>
          <table:table-cell table:style-name="ce50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 + SUMPRODUCT([Thong_Tin_Ngay_Nghi_201604.$B$3:.$B$39]=[.$B45];[Thong_Tin_Ngay_Nghi_201604.$C$3:.$C$39]) + SUMPRODUCT([Thong_Tin_Ngay_Nghi_201605.$B$3:.$B$38]=[.$B45];[Thong_Tin_Ngay_Nghi_201605.$C$3:.$C$38]) + SUMPRODUCT([Thong_Tin_Ngay_Nghi_201606.$B$3:.$B$38]=[.$B45];[Thong_Tin_Ngay_Nghi_201606.$C$3:.$C$38]) + SUMPRODUCT([Thong_Tin_Ngay_Nghi_201607.$B$3:.$B$45]=[.$B45];[Thong_Tin_Ngay_Nghi_201607.$C$3:.$C$45]) + SUMPRODUCT([Thong_Tin_Ngay_Nghi_201608.$B$3:.$B$49]=[.$B45];[Thong_Tin_Ngay_Nghi_201608.$C$3:.$C$49])" office:value-type="float" office:value="5">
            <text:p>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3.5">
            <text:p>3.5</text:p>
          </table:table-cell>
          <table:table-cell table:number-columns-repeated="2" table:style-name="ce45"/>
          <table:table-cell table:style-name="ce45" table:formula="of:=[.I45]+[.K45] +[.J45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31T08:25:06.4">
            <text:p>08/31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0" table:formula="of:=SUMPRODUCT([Thong_Tin_Ngay_Nghi_201601.$B$3:.$B$35]=[.$B46];[Thong_Tin_Ngay_Nghi_201601.$C$3:.$C$35])+SUMPRODUCT([Thong_Tin_Ngay_Nghi_201602.$B$3:.$B$36]=[.$B46];[Thong_Tin_Ngay_Nghi_201602.$C$3:.$C$36]) + SUMPRODUCT([Thong_Tin_Ngay_Nghi_201603.$B$3:.$B$38]=[.$B46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46];[Thong_Tin_Ngay_Nghi_201601.$C$3:.$C$35])+SUMPRODUCT([Thong_Tin_Ngay_Nghi_201602.$B$3:.$B$36]=[.$B46];[Thong_Tin_Ngay_Nghi_201602.$C$3:.$C$36]) + SUMPRODUCT([Thong_Tin_Ngay_Nghi_201603.$B$3:.$B$38]=[.$B46];[Thong_Tin_Ngay_Nghi_201603.$C$3:.$C$38]) + SUMPRODUCT([Thong_Tin_Ngay_Nghi_201604.$B$3:.$B$39]=[.$B46];[Thong_Tin_Ngay_Nghi_201604.$C$3:.$C$39]) + SUMPRODUCT([Thong_Tin_Ngay_Nghi_201605.$B$3:.$B$38]=[.$B46];[Thong_Tin_Ngay_Nghi_201605.$C$3:.$C$38]) + SUMPRODUCT([Thong_Tin_Ngay_Nghi_201606.$B$3:.$B$38]=[.$B46];[Thong_Tin_Ngay_Nghi_201606.$C$3:.$C$38]) + SUMPRODUCT([Thong_Tin_Ngay_Nghi_201607.$B$3:.$B$45]=[.$B46];[Thong_Tin_Ngay_Nghi_201607.$C$3:.$C$45]) + SUMPRODUCT([Thong_Tin_Ngay_Nghi_201608.$B$3:.$B$49]=[.$B46];[Thong_Tin_Ngay_Nghi_201608.$C$3:.$C$49])" office:value-type="float" office:value="10.5">
            <text:p>10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45"/>
          <table:table-cell table:style-name="ce45" table:formula="of:=[.I46]+[.K46] +[.J46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8-31T08:25:06.4">
            <text:p>08/31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50" table:formula="of:=SUMPRODUCT([Thong_Tin_Ngay_Nghi_201601.$B$3:.$B$35]=[.$B47];[Thong_Tin_Ngay_Nghi_201601.$C$3:.$C$35])+SUMPRODUCT([Thong_Tin_Ngay_Nghi_201602.$B$3:.$B$36]=[.$B47];[Thong_Tin_Ngay_Nghi_201602.$C$3:.$C$36]) + SUMPRODUCT([Thong_Tin_Ngay_Nghi_201603.$B$3:.$B$38]=[.$B47];[Thong_Tin_Ngay_Nghi_201603.$C$3:.$C$38])" office:value-type="float" office:value="7">
            <text:p>7</text:p>
          </table:table-cell>
          <table:table-cell table:style-name="ce50" table:formula="of:=SUMPRODUCT([Thong_Tin_Ngay_Nghi_201601.$B$3:.$B$35]=[.$B47];[Thong_Tin_Ngay_Nghi_201601.$C$3:.$C$35])+SUMPRODUCT([Thong_Tin_Ngay_Nghi_201602.$B$3:.$B$36]=[.$B47];[Thong_Tin_Ngay_Nghi_201602.$C$3:.$C$36]) + SUMPRODUCT([Thong_Tin_Ngay_Nghi_201603.$B$3:.$B$38]=[.$B47];[Thong_Tin_Ngay_Nghi_201603.$C$3:.$C$38]) + SUMPRODUCT([Thong_Tin_Ngay_Nghi_201604.$B$3:.$B$39]=[.$B47];[Thong_Tin_Ngay_Nghi_201604.$C$3:.$C$39]) + SUMPRODUCT([Thong_Tin_Ngay_Nghi_201605.$B$3:.$B$38]=[.$B47];[Thong_Tin_Ngay_Nghi_201605.$C$3:.$C$38]) + SUMPRODUCT([Thong_Tin_Ngay_Nghi_201606.$B$3:.$B$38]=[.$B47];[Thong_Tin_Ngay_Nghi_201606.$C$3:.$C$38]) + SUMPRODUCT([Thong_Tin_Ngay_Nghi_201607.$B$3:.$B$45]=[.$B47];[Thong_Tin_Ngay_Nghi_201607.$C$3:.$C$45]) + SUMPRODUCT([Thong_Tin_Ngay_Nghi_201608.$B$3:.$B$49]=[.$B47];[Thong_Tin_Ngay_Nghi_201608.$C$3:.$C$49])" office:value-type="float" office:value="12">
            <text:p>12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5"/>
          <table:table-cell table:style-name="ce45" table:formula="of:=[.I47]+[.K47] +[.J47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9in" draw:caption-point-x="-0.2319in" draw:caption-point-y="0.360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83in" draw:caption-point-x="-0.2402in" draw:caption-point-y="0.6098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02in" draw:caption-point-x="-0.2402in" draw:caption-point-y="0.607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9in" draw:caption-point-x="-0.2335in" draw:caption-point-y="0.296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91in" draw:caption-point-x="-0.2516in" draw:caption-point-y="0.286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8in" draw:caption-point-x="-0.2402in" draw:caption-point-y="0.605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31in" draw:caption-point-x="-0.2409in" draw:caption-point-y="0.1602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42in" draw:caption-point-x="-0.2319in" draw:caption-point-y="0.096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42in" draw:caption-point-x="-0.2319in" draw:caption-point-y="0.096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4in" draw:caption-point-x="-0.2409in" draw:caption-point-y="0.086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31in" draw:caption-point-x="-0.2402in" draw:caption-point-y="0.607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16in" draw:caption-point-x="-0.2402in" draw:caption-point-y="0.6094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2in" draw:caption-point-x="-0.2402in" draw:caption-point-y="0.609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2in" draw:caption-point-x="-0.2402in" draw:caption-point-y="0.609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71in" draw:caption-point-x="-0.2402in" draw:caption-point-y="0.6039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12in" draw:caption-point-x="-0.2402in" draw:caption-point-y="0.607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8in" draw:caption-point-x="-0.237in" draw:caption-point-y="-0.123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8in" draw:caption-point-x="-0.2409in" draw:caption-point-y="-0.123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86in" draw:caption-point-x="-0.239in" draw:caption-point-y="-0.186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92in" draw:caption-point-x="-0.2319in" draw:caption-point-y="-0.197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86in" draw:caption-point-x="-0.239in" draw:caption-point-y="-0.186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86in" draw:caption-point-x="-0.2425in" draw:caption-point-y="-0.186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92in" draw:caption-point-x="-0.2461in" draw:caption-point-y="-0.197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92in" draw:caption-point-x="-0.2516in" draw:caption-point-y="-0.197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53in" draw:caption-point-x="-0.2402in" draw:caption-point-y="0.606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11in" draw:caption-point-x="-0.2335in" draw:caption-point-y="-0.333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7in" draw:caption-point-x="-0.237in" draw:caption-point-y="-0.544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83in" draw:caption-point-x="-0.2461in" draw:caption-point-y="-1.122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72in" draw:caption-point-x="-0.2402in" draw:caption-point-y="0.608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25in" draw:caption-point-x="-0.239in" draw:caption-point-y="-1.259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8in" draw:caption-point-x="-0.2335in" draw:caption-point-y="-1.332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35in" draw:caption-point-x="-0.2461in" draw:caption-point-y="-1.6272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8in" draw:caption-point-x="-0.237in" draw:caption-point-y="-1.6902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ongDN</text:p>
          </table:table-cell>
          <table:table-cell table:style-name="ce56" table:formula="of:=SUM([.D25:.AH25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7.7567in" draw:caption-point-x="-0.2319in" draw:caption-point-y="-1.8374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7.7567in" draw:caption-point-x="-0.2425in" draw:caption-point-y="-1.8374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56" table:formula="of:=SUM([.D26:.AH26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0677in" draw:caption-point-x="-0.2319in" draw:caption-point-y="-1.900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078in" draw:caption-point-x="-0.2461in" draw:caption-point-y="-1.910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oiDB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389in" draw:caption-point-x="-0.239in" draw:caption-point-y="-1.97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56" table:formula="of:=SUM([.D28:.AH2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uanND</text:p>
          </table:table-cell>
          <table:table-cell table:style-name="ce56" table:formula="of:=SUM([.D29:.AH29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etBA</text:p>
          </table:table-cell>
          <table:table-cell table:style-name="ce56" table:formula="of:=SUM([.D30:.AH30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2791in" draw:caption-point-x="-0.2445in" draw:caption-point-y="-2.1213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nhP</text:p>
          </table:table-cell>
          <table:table-cell table:style-name="ce56" table:formula="of:=SUM([.D31:.AH31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6634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uNA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9106in" draw:caption-point-x="-0.237in" draw:caption-point-y="-2.257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9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83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in" draw:caption-point-x="-0.2402in" draw:caption-point-y="0.6071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8in" draw:caption-point-x="-0.2402in" draw:caption-point-y="0.6043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9in" draw:caption-point-x="-0.2402in" draw:caption-point-y="0.6055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1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12in" draw:caption-point-x="-0.2402in" draw:caption-point-y="0.6098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47in" draw:caption-point-x="-0.2402in" draw:caption-point-y="0.6063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47in" draw:caption-point-x="-0.2402in" draw:caption-point-y="0.6063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1in" draw:caption-point-x="-0.2402in" draw:caption-point-y="0.6039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in" draw:caption-point-x="-0.2402in" draw:caption-point-y="0.6067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53in" draw:caption-point-x="-0.2402in" draw:caption-point-y="0.6091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4in" draw:caption-point-x="-0.2402in" draw:caption-point-y="0.6059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8in" draw:caption-point-x="-0.2402in" draw:caption-point-y="0.6098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9in" draw:caption-point-x="-0.2402in" draw:caption-point-y="0.6087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9in" draw:caption-point-x="-0.2402in" draw:caption-point-y="0.6087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5in" draw:caption-point-x="-0.2402in" draw:caption-point-y="0.6024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07in" draw:caption-point-x="-0.2402in" draw:caption-point-y="0.6094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9in" draw:caption-point-x="-0.2402in" draw:caption-point-y="0.6083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0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62in" draw:caption-point-x="-0.2402in" draw:caption-point-y="0.6039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5in" draw:caption-point-x="-0.2402in" draw:caption-point-y="0.6031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4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36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8in" draw:caption-point-x="-0.2402in" draw:caption-point-y="0.6067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303in" draw:caption-point-x="-0.2402in" draw:caption-point-y="0.6031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7in" draw:caption-point-x="-0.2402in" draw:caption-point-y="0.6047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17in" draw:caption-point-x="-0.2402in" draw:caption-point-y="0.6094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17in" draw:caption-point-x="-0.2402in" draw:caption-point-y="0.6094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8in" draw:caption-point-x="-0.2402in" draw:caption-point-y="0.6059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4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705in" draw:caption-point-x="-0.2402in" draw:caption-point-y="0.601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4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57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5583in" draw:caption-point-x="-0.2402in" draw:caption-point-y="0.6091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5606in" draw:caption-point-x="-0.2402in" draw:caption-point-y="0.6067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8067in" draw:caption-point-x="-0.2402in" draw:caption-point-y="0.6083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2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22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uanND</text:p>
          </table:table-cell>
          <table:table-cell table:style-name="ce71" table:formula="of:=SUM([.D30:.AF30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548in" draw:caption-point-x="-0.2402in" draw:caption-point-y="0.6098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548in" draw:caption-point-x="-0.2402in" draw:caption-point-y="0.6098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71" table:formula="of:=SUM([.D31:.AF31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7957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71" table:formula="of:=SUM([.D32:.AF32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71" table:formula="of:=SUM([.D33:.AF33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8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04in" draw:caption-point-x="-0.2402in" draw:caption-point-y="0.6177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47in" draw:caption-point-x="-0.2402in" draw:caption-point-y="0.6134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63in" draw:caption-point-x="-0.2402in" draw:caption-point-y="0.6118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26in" draw:caption-point-x="-0.2402in" draw:caption-point-y="0.6055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76in" draw:caption-point-x="-0.2402in" draw:caption-point-y="0.6181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67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1in" draw:caption-point-x="-0.2402in" draw:caption-point-y="0.6173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in" draw:caption-point-x="-0.2402in" draw:caption-point-y="0.6114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29in" draw:caption-point-x="-0.2402in" draw:caption-point-y="0.6181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5in" draw:caption-point-x="-0.2402in" draw:caption-point-y="0.616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57in" draw:caption-point-x="-0.2402in" draw:caption-point-y="0.6154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1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1in" draw:caption-point-x="-0.2402in" draw:caption-point-y="0.5559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96in" draw:caption-point-x="-0.2402in" draw:caption-point-y="0.6114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79in" draw:caption-point-x="-0.2402in" draw:caption-point-y="0.6031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33in" draw:caption-point-x="-0.2402in" draw:caption-point-y="0.6154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58in" draw:caption-point-x="-0.2402in" draw:caption-point-y="0.6185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17in" draw:caption-point-x="-0.2402in" draw:caption-point-y="0.6126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33in" draw:caption-point-x="-0.2402in" draw:caption-point-y="0.6087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1in" draw:caption-point-x="-0.2402in" draw:caption-point-y="0.6185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43in" draw:caption-point-x="-0.2402in" draw:caption-point-y="0.6154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82in" draw:caption-point-x="-0.2402in" draw:caption-point-y="0.6114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in" draw:caption-point-x="-0.2402in" draw:caption-point-y="0.6169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3in" draw:caption-point-x="-0.2402in" draw:caption-point-y="0.616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5in" draw:caption-point-x="-0.2402in" draw:caption-point-y="0.6154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5in" draw:caption-point-x="-0.2402in" draw:caption-point-y="0.6114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58in" draw:caption-point-x="-0.2402in" draw:caption-point-y="0.6091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86in" draw:caption-point-x="-0.2402in" draw:caption-point-y="0.6063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07in" draw:caption-point-x="-0.2402in" draw:caption-point-y="0.6118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5in" draw:caption-point-x="-0.2402in" draw:caption-point-y="0.6091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87in" draw:caption-point-x="-0.2402in" draw:caption-point-y="0.6114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09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201in" draw:caption-point-x="-0.2402in" draw:caption-point-y="0.6134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17in" draw:caption-point-x="-0.2402in" draw:caption-point-y="0.6118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6in" draw:caption-point-x="-0.2402in" draw:caption-point-y="0.6075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42in" draw:caption-point-x="-0.2402in" draw:caption-point-y="0.6169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13in" draw:caption-point-x="-0.2402in" draw:caption-point-y="0.6098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705in" draw:caption-point-x="-0.2402in" draw:caption-point-y="0.6106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17in" draw:caption-point-x="-0.2402in" draw:caption-point-y="0.6094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52in" draw:caption-point-x="-0.2402in" draw:caption-point-y="0.6059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13in" draw:caption-point-x="-0.2402in" draw:caption-point-y="0.6075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5in" draw:caption-point-x="-0.2402in" draw:caption-point-y="0.6114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67in" draw:caption-point-x="-0.2402in" draw:caption-point-y="0.615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28in" draw:caption-point-x="-0.2402in" draw:caption-point-y="0.616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67in" draw:caption-point-x="-0.2402in" draw:caption-point-y="0.6126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79in" draw:caption-point-x="-0.2402in" draw:caption-point-y="0.6114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24in" draw:caption-point-x="-0.2402in" draw:caption-point-y="0.615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26in" draw:caption-point-x="-0.2402in" draw:caption-point-y="0.6047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31in" draw:caption-point-x="-0.2402in" draw:caption-point-y="0.6118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5.8055in" draw:caption-point-x="-0.2402in" draw:caption-point-y="0.6094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84" table:formula="of:=SUM([.D28:.AH28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0445in" draw:caption-point-x="-0.2402in" draw:caption-point-y="0.6181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0472in" draw:caption-point-x="-0.2402in" draw:caption-point-y="0.6154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0484in" draw:caption-point-x="-0.2402in" draw:caption-point-y="0.6142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08in" draw:caption-point-x="-0.2402in" draw:caption-point-y="0.6118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0535in" draw:caption-point-x="-0.2402in" draw:caption-point-y="0.6091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2937in" draw:caption-point-x="-0.2402in" draw:caption-point-y="0.616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2969in" draw:caption-point-x="-0.2402in" draw:caption-point-y="0.6134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3047in" draw:caption-point-x="-0.2402in" draw:caption-point-y="0.6055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84" table:formula="of:=SUM([.D30:.AH30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5386in" draw:caption-point-x="-0.2402in" draw:caption-point-y="0.6193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4in" draw:caption-point-x="-0.2402in" draw:caption-point-y="0.6055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84" table:formula="of:=SUM([.D31:.AH3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6.7929in" draw:caption-point-x="-0.2402in" draw:caption-point-y="0.6126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84" table:formula="of:=SUM([.D32:.AH3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0476in" draw:caption-point-x="-0.2402in" draw:caption-point-y="0.6055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84" table:formula="of:=SUM([.D33:.AH33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2925in" draw:caption-point-x="-0.2402in" draw:caption-point-y="0.6083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84" table:formula="of:=SUM([.D34:.AH3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5409in" draw:caption-point-x="-0.2402in" draw:caption-point-y="0.6075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2in" draw:caption-point-x="-0.2402in" draw:caption-point-y="0.6161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22in" draw:caption-point-x="-0.2402in" draw:caption-point-y="0.605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4in" draw:caption-point-x="-0.2402in" draw:caption-point-y="0.6047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51in" draw:caption-point-x="-0.2402in" draw:caption-point-y="0.6106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73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69in" draw:caption-point-x="-0.2402in" draw:caption-point-y="0.616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72in" draw:caption-point-x="-0.2402in" draw:caption-point-y="0.6161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71in" draw:caption-point-x="-0.2402in" draw:caption-point-y="0.6063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79in" draw:caption-point-x="-0.2402in" draw:caption-point-y="0.6055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49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61in" draw:caption-point-x="-0.2402in" draw:caption-point-y="0.61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43in" draw:caption-point-x="-0.2402in" draw:caption-point-y="0.6067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5in" draw:caption-point-x="-0.2402in" draw:caption-point-y="0.6035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69in" draw:caption-point-x="-0.2402in" draw:caption-point-y="0.6118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16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17in" draw:caption-point-x="-0.2402in" draw:caption-point-y="0.61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08in" draw:caption-point-x="-0.2402in" draw:caption-point-y="0.6059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5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61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09in" draw:caption-point-x="-0.2402in" draw:caption-point-y="0.6087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99in" draw:caption-point-x="-0.2402in" draw:caption-point-y="0.6126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5in" draw:caption-point-x="-0.2402in" draw:caption-point-y="0.6075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58in" draw:caption-point-x="-0.2402in" draw:caption-point-y="0.6067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7in" draw:caption-point-x="-0.2402in" draw:caption-point-y="0.6055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7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4in" draw:caption-point-x="-0.2402in" draw:caption-point-y="0.6028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87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201in" draw:caption-point-x="-0.2402in" draw:caption-point-y="0.6134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701in" draw:caption-point-x="-0.2402in" draw:caption-point-y="0.611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4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2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98in" draw:caption-point-x="-0.2402in" draw:caption-point-y="0.616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91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39in" draw:caption-point-x="-0.2402in" draw:caption-point-y="0.6154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508in" draw:caption-point-x="-0.2402in" draw:caption-point-y="0.616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47in" draw:caption-point-x="-0.2402in" draw:caption-point-y="0.6126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18in" draw:caption-point-x="-0.2402in" draw:caption-point-y="0.6055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5.798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5.8031in" draw:caption-point-x="-0.2402in" draw:caption-point-y="0.6118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5.8043in" draw:caption-point-x="-0.2402in" draw:caption-point-y="0.6106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5.8083in" draw:caption-point-x="-0.2402in" draw:caption-point-y="0.6067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5.8102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0461in" draw:caption-point-x="-0.2402in" draw:caption-point-y="0.616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0543in" draw:caption-point-x="-0.2402in" draw:caption-point-y="0.6083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0547in" draw:caption-point-x="-0.2402in" draw:caption-point-y="0.6079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1142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2941in" draw:caption-point-x="-0.2402in" draw:caption-point-y="0.6161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2988in" draw:caption-point-x="-0.2402in" draw:caption-point-y="0.6114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3035in" draw:caption-point-x="-0.2402in" draw:caption-point-y="0.6067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043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55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5421in" draw:caption-point-x="-0.2402in" draw:caption-point-y="0.6157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546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7949in" draw:caption-point-x="-0.2402in" draw:caption-point-y="0.6106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800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046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5437in" draw:caption-point-x="-0.2402in" draw:caption-point-y="0.6047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16in" draw:caption-point-x="-0.2402in" draw:caption-point-y="0.6165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4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3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79in" draw:caption-point-x="-0.2402in" draw:caption-point-y="0.6102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88in" draw:caption-point-x="-0.2402in" draw:caption-point-y="0.6169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in" draw:caption-point-x="-0.2402in" draw:caption-point-y="0.6157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96in" draw:caption-point-x="-0.2402in" draw:caption-point-y="0.6161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4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26in" draw:caption-point-x="-0.2402in" draw:caption-point-y="0.6031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06in" draw:caption-point-x="-0.2402in" draw:caption-point-y="0.6028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49in" draw:caption-point-x="-0.2402in" draw:caption-point-y="0.6161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6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76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5in" draw:caption-point-x="-0.2402in" draw:caption-point-y="0.6142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16in" draw:caption-point-x="-0.2402in" draw:caption-point-y="0.6051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09in" draw:caption-point-x="-0.2402in" draw:caption-point-y="0.613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96in" draw:caption-point-x="-0.2402in" draw:caption-point-y="0.6047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62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7in" draw:caption-point-x="-0.2402in" draw:caption-point-y="0.615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23in" draw:caption-point-x="-0.2402in" draw:caption-point-y="0.6173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39in" draw:caption-point-x="-0.2402in" draw:caption-point-y="0.6157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4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4in" draw:caption-point-x="-0.2402in" draw:caption-point-y="0.6122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29in" draw:caption-point-x="-0.2402in" draw:caption-point-y="0.6067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53in" draw:caption-point-x="-0.2402in" draw:caption-point-y="0.6043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76in" draw:caption-point-x="-0.2402in" draw:caption-point-y="0.6173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3in" draw:caption-point-x="-0.2402in" draw:caption-point-y="0.6165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5in" draw:caption-point-x="-0.2402in" draw:caption-point-y="0.6114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39in" draw:caption-point-x="-0.2402in" draw:caption-point-y="0.611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68in" draw:caption-point-x="-0.2402in" draw:caption-point-y="0.6157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7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78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82in" draw:caption-point-x="-0.2402in" draw:caption-point-y="0.6043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402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3in" draw:caption-point-x="-0.2402in" draw:caption-point-y="0.6118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72in" draw:caption-point-x="-0.2402in" draw:caption-point-y="0.611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6in" draw:caption-point-x="-0.2402in" draw:caption-point-y="0.6098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5in" draw:caption-point-x="-0.2402in" draw:caption-point-y="0.6043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85in" draw:caption-point-x="-0.2402in" draw:caption-point-y="0.615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307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77in" draw:caption-point-x="-0.2402in" draw:caption-point-y="0.613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6in" draw:caption-point-x="-0.2402in" draw:caption-point-y="0.6051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17in" draw:caption-point-x="-0.2402in" draw:caption-point-y="0.607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6in" draw:caption-point-x="-0.2402in" draw:caption-point-y="0.6028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69in" draw:caption-point-x="-0.2402in" draw:caption-point-y="0.6047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89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53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69in" draw:caption-point-x="-0.2402in" draw:caption-point-y="0.6157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04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0535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110" table:formula="of:=SUM([.D29:.AH2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2953in" draw:caption-point-x="-0.2402in" draw:caption-point-y="0.615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2961in" draw:caption-point-x="-0.2402in" draw:caption-point-y="0.6142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2992in" draw:caption-point-x="-0.2402in" draw:caption-point-y="0.611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3012in" draw:caption-point-x="-0.2402in" draw:caption-point-y="0.6091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55in" draw:caption-point-x="-0.2402in" draw:caption-point-y="0.6047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3079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10" table:formula="of:=SUM([.D30:.AH30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5421in" draw:caption-point-x="-0.2402in" draw:caption-point-y="0.6157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7in" draw:caption-point-x="-0.2402in" draw:caption-point-y="0.6142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5476in" draw:caption-point-x="-0.2402in" draw:caption-point-y="0.6102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552in" draw:caption-point-x="-0.2402in" draw:caption-point-y="0.6059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110" table:formula="of:=SUM([.D31:.AH3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13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7949in" draw:caption-point-x="-0.2402in" draw:caption-point-y="0.6106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6.7976in" draw:caption-point-x="-0.2402in" draw:caption-point-y="0.6079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8028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110" table:formula="of:=SUM([.D32:.AH32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0421in" draw:caption-point-x="-0.2402in" draw:caption-point-y="0.61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0441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048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0504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110" table:formula="of:=SUM([.D34:.AH34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5409in" draw:caption-point-x="-0.2402in" draw:caption-point-y="0.6075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51in" draw:caption-point-x="-0.2402in" draw:caption-point-y="0.613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75in" draw:caption-point-x="-0.2402in" draw:caption-point-y="0.6106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94in" draw:caption-point-x="-0.2402in" draw:caption-point-y="0.608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18in" draw:caption-point-x="-0.2402in" draw:caption-point-y="0.6063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5in" draw:caption-point-x="-0.2402in" draw:caption-point-y="0.6031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32in" draw:caption-point-x="-0.2402in" draw:caption-point-y="0.544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85in" draw:caption-point-x="-0.2402in" draw:caption-point-y="0.599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89in" draw:caption-point-x="-0.2402in" draw:caption-point-y="0.5992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47in" draw:caption-point-x="-0.2402in" draw:caption-point-y="0.611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55in" draw:caption-point-x="-0.2402in" draw:caption-point-y="0.6102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71in" draw:caption-point-x="-0.2402in" draw:caption-point-y="0.6087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3in" draw:caption-point-x="-0.2402in" draw:caption-point-y="0.6028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34in" draw:caption-point-x="-0.2402in" draw:caption-point-y="0.6024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61in" draw:caption-point-x="-0.2402in" draw:caption-point-y="0.599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65in" draw:caption-point-x="-0.2402in" draw:caption-point-y="0.5992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6004in" draw:caption-point-x="-0.2402in" draw:caption-point-y="0.613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83in" draw:caption-point-x="-0.2402in" draw:caption-point-y="0.605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72in" draw:caption-point-x="-0.2402in" draw:caption-point-y="0.6138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5in" draw:caption-point-x="-0.2402in" draw:caption-point-y="0.611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504in" draw:caption-point-x="-0.2402in" draw:caption-point-y="0.6106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24in" draw:caption-point-x="-0.2402in" draw:caption-point-y="0.6087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18in" draw:caption-point-x="-0.2402in" draw:caption-point-y="0.5992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57in" draw:caption-point-x="-0.2402in" draw:caption-point-y="0.613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28in" draw:caption-point-x="-0.2402in" draw:caption-point-y="0.6059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83in" draw:caption-point-x="-0.2402in" draw:caption-point-y="0.6004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37in" draw:caption-point-x="-0.2402in" draw:caption-point-y="0.613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8in" draw:caption-point-x="-0.2402in" draw:caption-point-y="0.608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55in" draw:caption-point-x="-0.2402in" draw:caption-point-y="0.601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76in" draw:caption-point-x="-0.2402in" draw:caption-point-y="0.604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62in" draw:caption-point-x="-0.2402in" draw:caption-point-y="0.6134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86in" draw:caption-point-x="-0.2402in" draw:caption-point-y="0.611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9in" draw:caption-point-x="-0.2402in" draw:caption-point-y="0.6106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94in" draw:caption-point-x="-0.2402in" draw:caption-point-y="0.6102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09in" draw:caption-point-x="-0.2402in" draw:caption-point-y="0.6087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25in" draw:caption-point-x="-0.2402in" draw:caption-point-y="0.6071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69in" draw:caption-point-x="-0.2402in" draw:caption-point-y="0.6028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12in" draw:caption-point-x="-0.2402in" draw:caption-point-y="0.598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12in" draw:caption-point-x="-0.2402in" draw:caption-point-y="0.598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12in" draw:caption-point-x="-0.2402in" draw:caption-point-y="0.598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12in" draw:caption-point-x="-0.2402in" draw:caption-point-y="0.598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12in" draw:caption-point-x="-0.2402in" draw:caption-point-y="0.598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31in" draw:caption-point-x="-0.2402in" draw:caption-point-y="0.611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43in" draw:caption-point-x="-0.2402in" draw:caption-point-y="0.6106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62in" draw:caption-point-x="-0.2402in" draw:caption-point-y="0.6087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62in" draw:caption-point-x="-0.2402in" draw:caption-point-y="0.6087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25in" draw:caption-point-x="-0.2402in" draw:caption-point-y="0.6024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37in" draw:caption-point-x="-0.2402in" draw:caption-point-y="0.6012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49in" draw:caption-point-x="-0.2402in" draw:caption-point-y="0.6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61in" draw:caption-point-x="-0.2402in" draw:caption-point-y="0.5988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91in" draw:caption-point-x="-0.2402in" draw:caption-point-y="0.6134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19in" draw:caption-point-x="-0.2402in" draw:caption-point-y="0.6106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78in" draw:caption-point-x="-0.2402in" draw:caption-point-y="0.604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23" table:formula="of:=SUM([.D18:.AG18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5799in" draw:caption-point-x="-0.2402in" draw:caption-point-y="0.6059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23" table:formula="of:=SUM([.D19:.AG1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8323in" draw:caption-point-x="-0.2402in" draw:caption-point-y="0.6012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23" table:formula="of:=SUM([.D20:.AG2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0803in" draw:caption-point-x="-0.2402in" draw:caption-point-y="0.6008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23" table:formula="of:=SUM([.D21:.AG21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3154in" draw:caption-point-x="-0.2402in" draw:caption-point-y="0.6134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3169in" draw:caption-point-x="-0.2402in" draw:caption-point-y="0.611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322in" draw:caption-point-x="-0.2402in" draw:caption-point-y="0.6067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3256in" draw:caption-point-x="-0.2402in" draw:caption-point-y="0.6031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23" table:formula="of:=SUM([.D22:.AG22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23" table:formula="of:=SUM([.D23:.AG2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123" table:formula="of:=SUM([.D24:.AG2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063in" draw:caption-point-x="-0.2402in" draw:caption-point-y="0.6087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0661in" draw:caption-point-x="-0.2402in" draw:caption-point-y="0.6055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0677in" draw:caption-point-x="-0.2402in" draw:caption-point-y="0.6039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0685in" draw:caption-point-x="-0.2402in" draw:caption-point-y="0.6031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123" table:formula="of:=SUM([.D25:.AG2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3114in" draw:caption-point-x="-0.2402in" draw:caption-point-y="0.6079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5579in" draw:caption-point-x="-0.2402in" draw:caption-point-y="0.6094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oDTH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8031in" draw:caption-point-x="-0.2402in" draw:caption-point-y="0.611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8063in" draw:caption-point-x="-0.2402in" draw:caption-point-y="0.608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8154in" draw:caption-point-x="-0.2402in" draw:caption-point-y="0.599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0524in" draw:caption-point-x="-0.2402in" draw:caption-point-y="0.610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0539in" draw:caption-point-x="-0.2402in" draw:caption-point-y="0.6087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3028in" draw:caption-point-x="-0.2402in" draw:caption-point-y="0.6075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3079in" draw:caption-point-x="-0.2402in" draw:caption-point-y="0.6024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ongDN</text:p>
          </table:table-cell>
          <table:table-cell table:style-name="ce123" table:formula="of:=SUM([.D30:.AG30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61in" draw:caption-point-x="-0.2402in" draw:caption-point-y="0.611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5469in" draw:caption-point-x="-0.2402in" draw:caption-point-y="0.61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5492in" draw:caption-point-x="-0.2402in" draw:caption-point-y="0.608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552in" draw:caption-point-x="-0.2402in" draw:caption-point-y="0.605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5531in" draw:caption-point-x="-0.2402in" draw:caption-point-y="0.6047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5551in" draw:caption-point-x="-0.2402in" draw:caption-point-y="0.6028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5567in" draw:caption-point-x="-0.2402in" draw:caption-point-y="0.6012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5583in" draw:caption-point-x="-0.2402in" draw:caption-point-y="0.5996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5587in" draw:caption-point-x="-0.2402in" draw:caption-point-y="0.599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23" table:formula="of:=SUM([.D31:.AG31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7921in" draw:caption-point-x="-0.2402in" draw:caption-point-y="0.6134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7921in" draw:caption-point-x="-0.2402in" draw:caption-point-y="0.6134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7937in" draw:caption-point-x="-0.2402in" draw:caption-point-y="0.611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45in" draw:caption-point-x="-0.2402in" draw:caption-point-y="0.61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7949in" draw:caption-point-x="-0.2402in" draw:caption-point-y="0.6106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53in" draw:caption-point-x="-0.2402in" draw:caption-point-y="0.6102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7969in" draw:caption-point-x="-0.2402in" draw:caption-point-y="0.6087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7972in" draw:caption-point-x="-0.2402in" draw:caption-point-y="0.6083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8012in" draw:caption-point-x="-0.2402in" draw:caption-point-y="0.604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43in" draw:caption-point-x="-0.2402in" draw:caption-point-y="0.601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8012in" draw:caption-point-x="-0.2402in" draw:caption-point-y="0.6043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63in" draw:caption-point-x="-0.2402in" draw:caption-point-y="0.599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oiDB</text:p>
          </table:table-cell>
          <table:table-cell table:style-name="ce123" table:formula="of:=SUM([.D32:.AG32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0398in" draw:caption-point-x="-0.2402in" draw:caption-point-y="0.6134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0413in" draw:caption-point-x="-0.2402in" draw:caption-point-y="0.6118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0421in" draw:caption-point-x="-0.2402in" draw:caption-point-y="0.61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0445in" draw:caption-point-x="-0.2402in" draw:caption-point-y="0.6087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0472in" draw:caption-point-x="-0.2402in" draw:caption-point-y="0.605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0488in" draw:caption-point-x="-0.2402in" draw:caption-point-y="0.6043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0508in" draw:caption-point-x="-0.2402in" draw:caption-point-y="0.6024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0539in" draw:caption-point-x="-0.2402in" draw:caption-point-y="0.5992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ruyenLVC</text:p>
          </table:table-cell>
          <table:table-cell table:style-name="ce123" table:formula="of:=SUM([.D33:.AG33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2984in" draw:caption-point-x="-0.2402in" draw:caption-point-y="0.6024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uanND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5366in" draw:caption-point-x="-0.2402in" draw:caption-point-y="0.611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5374in" draw:caption-point-x="-0.2402in" draw:caption-point-y="0.611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5378in" draw:caption-point-x="-0.2402in" draw:caption-point-y="0.6106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5398in" draw:caption-point-x="-0.2402in" draw:caption-point-y="0.608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5402in" draw:caption-point-x="-0.2402in" draw:caption-point-y="0.6083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7.5437in" draw:caption-point-x="-0.2402in" draw:caption-point-y="0.6047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5441in" draw:caption-point-x="-0.2402in" draw:caption-point-y="0.6043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7.5472in" draw:caption-point-x="-0.2402in" draw:caption-point-y="0.601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123" table:formula="of:=SUM([.D35:.AG3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7862in" draw:caption-point-x="-0.2402in" draw:caption-point-y="0.6102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7.7878in" draw:caption-point-x="-0.2402in" draw:caption-point-y="0.6087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7878in" draw:caption-point-x="-0.2402in" draw:caption-point-y="0.6087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7913in" draw:caption-point-x="-0.2402in" draw:caption-point-y="0.605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7953in" draw:caption-point-x="-0.2402in" draw:caption-point-y="0.601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7969in" draw:caption-point-x="-0.2402in" draw:caption-point-y="0.599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123" table:formula="of:=SUM([.D36:.AG36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0354in" draw:caption-point-x="-0.2402in" draw:caption-point-y="0.608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0354in" draw:caption-point-x="-0.2402in" draw:caption-point-y="0.608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0354in" draw:caption-point-x="-0.2402in" draw:caption-point-y="0.608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123" table:formula="of:=SUM([.D37:.AG3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4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83in" draw:caption-point-x="-0.2402in" draw:caption-point-y="0.6098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87in" draw:caption-point-x="-0.2402in" draw:caption-point-y="0.6094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38in" draw:caption-point-x="-0.2402in" draw:caption-point-y="0.6043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46in" draw:caption-point-x="-0.2402in" draw:caption-point-y="0.6035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61in" draw:caption-point-x="-0.2402in" draw:caption-point-y="0.602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65in" draw:caption-point-x="-0.2402in" draw:caption-point-y="0.6016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97in" draw:caption-point-x="-0.2402in" draw:caption-point-y="0.5984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43in" draw:caption-point-x="-0.2402in" draw:caption-point-y="0.6114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87in" draw:caption-point-x="-0.2402in" draw:caption-point-y="0.6071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22in" draw:caption-point-x="-0.2402in" draw:caption-point-y="0.6035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81in" draw:caption-point-x="-0.2402in" draw:caption-point-y="0.597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6008in" draw:caption-point-x="-0.2402in" draw:caption-point-y="0.6126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84in" draw:caption-point-x="-0.2402in" draw:caption-point-y="0.6126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16in" draw:caption-point-x="-0.2402in" draw:caption-point-y="0.6094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87in" draw:caption-point-x="-0.2402in" draw:caption-point-y="0.6024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606in" draw:caption-point-x="-0.2402in" draw:caption-point-y="0.6004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34in" draw:caption-point-x="-0.2402in" draw:caption-point-y="0.597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83in" draw:caption-point-x="-0.2402in" draw:caption-point-y="0.6004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1in" draw:caption-point-x="-0.2402in" draw:caption-point-y="0.597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96in" draw:caption-point-x="-0.2402in" draw:caption-point-y="0.6071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39in" draw:caption-point-x="-0.2402in" draw:caption-point-y="0.6028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37in" draw:caption-point-x="-0.2402in" draw:caption-point-y="0.613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37in" draw:caption-point-x="-0.2402in" draw:caption-point-y="0.613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37in" draw:caption-point-x="-0.2402in" draw:caption-point-y="0.613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37in" draw:caption-point-x="-0.2402in" draw:caption-point-y="0.613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6008in" draw:caption-point-x="-0.2402in" draw:caption-point-y="0.6035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16in" draw:caption-point-x="-0.2402in" draw:caption-point-y="0.6004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16in" draw:caption-point-x="-0.2402in" draw:caption-point-y="0.6004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35in" draw:caption-point-x="-0.2402in" draw:caption-point-y="0.5984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74in" draw:caption-point-x="-0.2402in" draw:caption-point-y="0.6122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74in" draw:caption-point-x="-0.2402in" draw:caption-point-y="0.6122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906in" draw:caption-point-x="-0.2402in" draw:caption-point-y="0.6091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98in" draw:caption-point-x="-0.2402in" draw:caption-point-y="0.6098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17in" draw:caption-point-x="-0.2402in" draw:caption-point-y="0.6079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17in" draw:caption-point-x="-0.2402in" draw:caption-point-y="0.6079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58in" draw:caption-point-x="-0.2402in" draw:caption-point-y="0.6091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72in" draw:caption-point-x="-0.2402in" draw:caption-point-y="0.5976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19in" draw:caption-point-x="-0.2402in" draw:caption-point-y="0.6106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46in" draw:caption-point-x="-0.2402in" draw:caption-point-y="0.6079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46in" draw:caption-point-x="-0.2402in" draw:caption-point-y="0.6079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406in" draw:caption-point-x="-0.2402in" draw:caption-point-y="0.602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41in" draw:caption-point-x="-0.2402in" draw:caption-point-y="0.5984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49in" draw:caption-point-x="-0.2402in" draw:caption-point-y="0.5976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78in" draw:caption-point-x="-0.2402in" draw:caption-point-y="0.6024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36" table:formula="of:=SUM([.D17:.AH1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3.3417in" draw:caption-point-x="-0.2402in" draw:caption-point-y="0.5965in">
              <dc:date>2016-08-02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36" table:formula="of:=SUM([.D18:.AH1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5823in" draw:caption-point-x="-0.2402in" draw:caption-point-y="0.6035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8283in" draw:caption-point-x="-0.2402in" draw:caption-point-y="0.6051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8307in" draw:caption-point-x="-0.2402in" draw:caption-point-y="0.6028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36" table:formula="of:=SUM([.D20:.AH20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4.0799in" draw:caption-point-x="-0.2402in" draw:caption-point-y="0.601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36" table:formula="of:=SUM([.D21:.AH21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61in" draw:caption-point-x="-0.2402in" draw:caption-point-y="0.6126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3177in" draw:caption-point-x="-0.2402in" draw:caption-point-y="0.611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3157in" draw:caption-point-x="-0.2402in" draw:caption-point-y="0.613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3157in" draw:caption-point-x="-0.2402in" draw:caption-point-y="0.613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3157in" draw:caption-point-x="-0.2402in" draw:caption-point-y="0.613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3264in" draw:caption-point-x="-0.2402in" draw:caption-point-y="0.6024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36" table:formula="of:=SUM([.D22:.AH22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5638in" draw:caption-point-x="-0.2402in" draw:caption-point-y="0.6126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5681in" draw:caption-point-x="-0.2402in" draw:caption-point-y="0.6083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HTH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tLCM</text:p>
          </table:table-cell>
          <table:table-cell table:style-name="ce136" table:formula="of:=SUM([.D25:.AH25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3138in" draw:caption-point-x="-0.2402in" draw:caption-point-y="0.6055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3146in" draw:caption-point-x="-0.2402in" draw:caption-point-y="0.6047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3181in" draw:caption-point-x="-0.2402in" draw:caption-point-y="0.601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3181in" draw:caption-point-x="-0.2402in" draw:caption-point-y="0.601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3217in" draw:caption-point-x="-0.2402in" draw:caption-point-y="0.5976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uPHQ</text:p>
          </table:table-cell>
          <table:table-cell table:style-name="ce136" table:formula="of:=SUM([.D26:.AH26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0547in" draw:caption-point-x="-0.2402in" draw:caption-point-y="0.6079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5469in" draw:caption-point-x="-0.2402in" draw:caption-point-y="0.611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5484in" draw:caption-point-x="-0.2402in" draw:caption-point-y="0.6094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5524in" draw:caption-point-x="-0.2402in" draw:caption-point-y="0.6055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5528in" draw:caption-point-x="-0.2402in" draw:caption-point-y="0.6051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5567in" draw:caption-point-x="-0.2402in" draw:caption-point-y="0.6012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561in" draw:caption-point-x="-0.2402in" draw:caption-point-y="0.5969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36" table:formula="of:=SUM([.D31:.AH31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7965in" draw:caption-point-x="-0.2402in" draw:caption-point-y="0.6091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36" table:formula="of:=SUM([.D32:.AH3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7.052in" draw:caption-point-x="-0.2402in" draw:caption-point-y="0.6012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136" table:formula="of:=SUM([.D33:.AH33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2882in" draw:caption-point-x="-0.2402in" draw:caption-point-y="0.6126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2984in" draw:caption-point-x="-0.2402in" draw:caption-point-y="0.6024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984in" draw:caption-point-x="-0.2402in" draw:caption-point-y="0.6024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2984in" draw:caption-point-x="-0.2402in" draw:caption-point-y="0.6024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2984in" draw:caption-point-x="-0.2402in" draw:caption-point-y="0.6024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2972in" draw:caption-point-x="-0.2402in" draw:caption-point-y="0.6035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3004in" draw:caption-point-x="-0.2402in" draw:caption-point-y="0.6004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3008in" draw:caption-point-x="-0.2402in" draw:caption-point-y="0.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7.2984in" draw:caption-point-x="-0.2402in" draw:caption-point-y="0.6024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2984in" draw:caption-point-x="-0.2402in" draw:caption-point-y="0.6024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2984in" draw:caption-point-x="-0.2402in" draw:caption-point-y="0.6024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36" table:formula="of:=SUM([.D34:.AH34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5358in" draw:caption-point-x="-0.2402in" draw:caption-point-y="0.6126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5374in" draw:caption-point-x="-0.2402in" draw:caption-point-y="0.611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5398in" draw:caption-point-x="-0.2402in" draw:caption-point-y="0.6087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5417in" draw:caption-point-x="-0.2402in" draw:caption-point-y="0.6067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5449in" draw:caption-point-x="-0.2402in" draw:caption-point-y="0.6035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5465in" draw:caption-point-x="-0.2402in" draw:caption-point-y="0.602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548in" draw:caption-point-x="-0.2402in" draw:caption-point-y="0.6004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5488in" draw:caption-point-x="-0.2402in" draw:caption-point-y="0.5996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136" table:formula="of:=SUM([.D35:.AH35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7.7854in" draw:caption-point-x="-0.2402in" draw:caption-point-y="0.611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7854in" draw:caption-point-x="-0.2402in" draw:caption-point-y="0.611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7.7945in" draw:caption-point-x="-0.2402in" draw:caption-point-y="0.602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7.7945in" draw:caption-point-x="-0.2402in" draw:caption-point-y="0.602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7.7945in" draw:caption-point-x="-0.2402in" draw:caption-point-y="0.602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7945in" draw:caption-point-x="-0.2402in" draw:caption-point-y="0.602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7961in" draw:caption-point-x="-0.2402in" draw:caption-point-y="0.6004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7.7988in" draw:caption-point-x="-0.2402in" draw:caption-point-y="0.5976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136" table:formula="of:=SUM([.D36:.AH3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136" table:formula="of:=SUM([.D37:.AH37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8.2815in" draw:caption-point-x="-0.2402in" draw:caption-point-y="0.6102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8.2839in" draw:caption-point-x="-0.2402in" draw:caption-point-y="0.6079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2866in" draw:caption-point-x="-0.2402in" draw:caption-point-y="0.6051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8.289in" draw:caption-point-x="-0.2402in" draw:caption-point-y="0.6028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2917in" draw:caption-point-x="-0.2402in" draw:caption-point-y="0.6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2941in" draw:caption-point-x="-0.2402in" draw:caption-point-y="0.5976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136" table:formula="of:=SUM([.D38:.AH38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5268in" draw:caption-point-x="-0.2402in" draw:caption-point-y="0.6126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5283in" draw:caption-point-x="-0.2402in" draw:caption-point-y="0.611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5303in" draw:caption-point-x="-0.2402in" draw:caption-point-y="0.6091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5303in" draw:caption-point-x="-0.2402in" draw:caption-point-y="0.6091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5343in" draw:caption-point-x="-0.2402in" draw:caption-point-y="0.6051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5346in" draw:caption-point-x="-0.2402in" draw:caption-point-y="0.6047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8.5382in" draw:caption-point-x="-0.2402in" draw:caption-point-y="0.6012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8.5409in" draw:caption-point-x="-0.2402in" draw:caption-point-y="0.5984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8.5417in" draw:caption-point-x="-0.2402in" draw:caption-point-y="0.5976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8.5409in" draw:caption-point-x="-0.2402in" draw:caption-point-y="0.5984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136" table:formula="of:=SUM([.D39:.AH39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8.7894in" draw:caption-point-x="-0.2402in" draw:caption-point-y="0.5976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136" table:formula="of:=SUM([.D40:.AH40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9.0236in" draw:caption-point-x="-0.2402in" draw:caption-point-y="0.611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9.0236in" draw:caption-point-x="-0.2402in" draw:caption-point-y="0.611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14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114in" draw:caption-point-x="-0.2402in" draw:caption-point-y="0.6067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118in" draw:caption-point-x="-0.2402in" draw:caption-point-y="0.6063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122in" draw:caption-point-x="-0.2402in" draw:caption-point-y="0.6059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13in" draw:caption-point-x="-0.2402in" draw:caption-point-y="0.6051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142in" draw:caption-point-x="-0.2402in" draw:caption-point-y="0.6039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13in" draw:caption-point-x="-0.2402in" draw:caption-point-y="0.6051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97in" draw:caption-point-x="-0.2402in" draw:caption-point-y="0.5984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228in" draw:caption-point-x="-0.2402in" draw:caption-point-y="0.5953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476in" draw:caption-point-x="-0.2402in" draw:caption-point-y="0.6063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48in" draw:caption-point-x="-0.2402in" draw:caption-point-y="0.6059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484in" draw:caption-point-x="-0.2402in" draw:caption-point-y="0.6055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571in" draw:caption-point-x="-0.2402in" draw:caption-point-y="0.5969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5843in" draw:caption-point-x="-0.2402in" draw:caption-point-y="0.6059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5862in" draw:caption-point-x="-0.2402in" draw:caption-point-y="0.6039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5898in" draw:caption-point-x="-0.2402in" draw:caption-point-y="0.6004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189in" draw:caption-point-x="-0.2402in" draw:caption-point-y="0.6071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8795in" draw:caption-point-x="-0.2402in" draw:caption-point-y="0.546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232in" draw:caption-point-x="-0.2402in" draw:caption-point-y="0.6028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236in" draw:caption-point-x="-0.2402in" draw:caption-point-y="0.6024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299in" draw:caption-point-x="-0.2402in" draw:caption-point-y="0.5961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307in" draw:caption-point-x="-0.2402in" draw:caption-point-y="0.5953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551in" draw:caption-point-x="-0.2402in" draw:caption-point-y="0.6067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0591in" draw:caption-point-x="-0.2402in" draw:caption-point-y="0.6028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2917in" draw:caption-point-x="-0.2402in" draw:caption-point-y="0.6059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2945in" draw:caption-point-x="-0.2402in" draw:caption-point-y="0.6031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2972in" draw:caption-point-x="-0.2402in" draw:caption-point-y="0.6004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2996in" draw:caption-point-x="-0.2402in" draw:caption-point-y="0.598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7646in" draw:caption-point-x="-0.2402in" draw:caption-point-y="0.6051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7736in" draw:caption-point-x="-0.2402in" draw:caption-point-y="0.5961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016in" draw:caption-point-x="-0.2402in" draw:caption-point-y="0.6039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031in" draw:caption-point-x="-0.2402in" draw:caption-point-y="0.6024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063in" draw:caption-point-x="-0.2402in" draw:caption-point-y="0.5992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091in" draw:caption-point-x="-0.2402in" draw:caption-point-y="0.5965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094in" draw:caption-point-x="-0.2402in" draw:caption-point-y="0.5961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4701in" draw:caption-point-x="-0.2402in" draw:caption-point-y="0.6071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4709in" draw:caption-point-x="-0.2402in" draw:caption-point-y="0.606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4713in" draw:caption-point-x="-0.2402in" draw:caption-point-y="0.6059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474in" draw:caption-point-x="-0.2402in" draw:caption-point-y="0.6031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4744in" draw:caption-point-x="-0.2402in" draw:caption-point-y="0.6028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4752in" draw:caption-point-x="-0.2402in" draw:caption-point-y="0.602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4752in" draw:caption-point-x="-0.2402in" draw:caption-point-y="0.602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478in" draw:caption-point-x="-0.2402in" draw:caption-point-y="0.5992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4791in" draw:caption-point-x="-0.2402in" draw:caption-point-y="0.598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4811in" draw:caption-point-x="-0.2402in" draw:caption-point-y="0.5961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4819in" draw:caption-point-x="-0.2402in" draw:caption-point-y="0.5953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7067in" draw:caption-point-x="-0.2402in" draw:caption-point-y="0.6067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7071in" draw:caption-point-x="-0.2402in" draw:caption-point-y="0.606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7126in" draw:caption-point-x="-0.2402in" draw:caption-point-y="0.6008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7083in" draw:caption-point-x="-0.2402in" draw:caption-point-y="0.6051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7669in" draw:caption-point-x="-0.2402in" draw:caption-point-y="0.546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7169in" draw:caption-point-x="-0.2402in" draw:caption-point-y="0.5965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7173in" draw:caption-point-x="-0.2402in" draw:caption-point-y="0.5961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7181in" draw:caption-point-x="-0.2402in" draw:caption-point-y="0.5953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4">
            <text:p>14</text:p>
          </table:table-cell>
          <table:table-cell table:style-name="ce42" office:value-type="string">
            <text:p>HuyNT</text:p>
          </table:table-cell>
          <table:table-cell table:style-name="ce149" table:formula="of:=SUM([.D17:.AH17])" office:value-type="float" office:value="4">
            <text:p>4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4.0157in" svg:y="3.1791in" draw:caption-point-x="-0.2402in" draw:caption-point-y="0.6059in">
              <dc:date>2016-08-04T00:00:00</dc:date>
              <text:p text:style-name="P1"><text:span text:style-name="T1">Nghỉ ở nhà làm task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5">
            <text:p>15</text:p>
          </table:table-cell>
          <table:table-cell table:style-name="ce42" office:value-type="string">
            <text:p>KhanhNN</text:p>
          </table:table-cell>
          <table:table-cell table:style-name="ce149" table:formula="of:=SUM([.D18:.AH18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4154in" draw:caption-point-x="-0.2402in" draw:caption-point-y="0.6055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4177in" draw:caption-point-x="-0.2402in" draw:caption-point-y="0.6031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4185in" draw:caption-point-x="-0.2402in" draw:caption-point-y="0.6024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149" table:formula="of:=SUM([.D19:.AH19])" office:value-type="float" office:value="2">
            <text:p>2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6579in" draw:caption-point-x="-0.2402in" draw:caption-point-y="0.5992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4.289in" svg:y="3.6614in" draw:caption-point-x="-0.2402in" draw:caption-point-y="0.5957in">
              <dc:date>2016-08-26T00:00:00</dc:date>
              <text:p text:style-name="P1"><text:span text:style-name="T1">Nghỉ đi khám lung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7">
            <text:p>17</text:p>
          </table:table-cell>
          <table:table-cell table:style-name="ce42" office:value-type="string">
            <text:p>KietNVT</text:p>
          </table:table-cell>
          <table:table-cell table:style-name="ce149" table:formula="of:=SUM([.D20:.AH20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874in" draw:caption-point-x="-0.2402in" draw:caption-point-y="0.6055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898in" draw:caption-point-x="-0.2402in" draw:caption-point-y="0.6031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49" table:formula="of:=SUM([.D21:.AH2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1264in" draw:caption-point-x="-0.2402in" draw:caption-point-y="0.6024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14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49" table:formula="of:=SUM([.D22:.AH22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665in" draw:caption-point-x="-0.2402in" draw:caption-point-y="0.598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681in" draw:caption-point-x="-0.2402in" draw:caption-point-y="0.5965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0">
            <text:p>20</text:p>
          </table:table-cell>
          <table:table-cell table:style-name="ce42" office:value-type="string">
            <text:p>NhanHTH</text:p>
          </table:table-cell>
          <table:table-cell table:style-name="ce149" table:formula="of:=SUM([.D23:.AH2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1">
            <text:p>21</text:p>
          </table:table-cell>
          <table:table-cell table:style-name="ce42" office:value-type="string">
            <text:p>NhanNM</text:p>
          </table:table-cell>
          <table:table-cell table:style-name="ce149" table:formula="of:=SUM([.D24:.AH24])" office:value-type="float" office:value="2">
            <text:p>2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346in" draw:caption-point-x="-0.2402in" draw:caption-point-y="0.602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346in" draw:caption-point-x="-0.2402in" draw:caption-point-y="0.602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346in" draw:caption-point-x="-0.2402in" draw:caption-point-y="0.602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402in" draw:caption-point-x="-0.2402in" draw:caption-point-y="0.5965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2">
            <text:p>22</text:p>
          </table:table-cell>
          <table:table-cell table:style-name="ce42" office:value-type="string">
            <text:p>NhatLCM</text:p>
          </table:table-cell>
          <table:table-cell table:style-name="ce149" table:formula="of:=SUM([.D25:.AH25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0665in" draw:caption-point-x="-0.2402in" draw:caption-point-y="0.6059in">
              <dc:date>2016-08-18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074in" draw:caption-point-x="-0.2402in" draw:caption-point-y="0.5984in">
              <dc:date>2016-08-18T00:00:00</dc:date>
              <text:p text:style-name="P1"><text:span text:style-name="T1">Về sớm 45'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5.0717in" draw:caption-point-x="-0.2402in" draw:caption-point-y="0.6008in">
              <dc:date>2016-08-16T00:00:00</dc:date>
              <text:p text:style-name="P1"><text:span text:style-name="T1">Về sớm 45'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5.074in" draw:caption-point-x="-0.2402in" draw:caption-point-y="0.5984in">
              <dc:date>2016-08-18T00:00:00</dc:date>
              <text:p text:style-name="P1"><text:span text:style-name="T1">Về sớm 1h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1.0925in" svg:y="5.074in" draw:caption-point-x="-0.2402in" draw:caption-point-y="0.5984in">
              <dc:date>2016-08-18T00:00:00</dc:date>
              <text:p text:style-name="P1"><text:span text:style-name="T1">Về quê, 49 ngày cho dì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3">
            <text:p>23</text:p>
          </table:table-cell>
          <table:table-cell table:style-name="ce42" office:value-type="string">
            <text:p>NhuPHQ</text:p>
          </table:table-cell>
          <table:table-cell table:style-name="ce149" table:formula="of:=SUM([.D26:.AH2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149" table:formula="of:=SUM([.D27:.AH2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5476in" draw:caption-point-x="-0.2402in" draw:caption-point-y="0.5969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5">
            <text:p>25</text:p>
          </table:table-cell>
          <table:table-cell table:style-name="ce42" office:value-type="string">
            <text:p>PhongTH</text:p>
          </table:table-cell>
          <table:table-cell table:style-name="ce149" table:formula="of:=SUM([.D28:.AH28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774in" draw:caption-point-x="-0.2402in" draw:caption-point-y="0.6063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7752in" draw:caption-point-x="-0.2402in" draw:caption-point-y="0.6051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7791in" draw:caption-point-x="-0.2402in" draw:caption-point-y="0.6012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149" table:formula="of:=SUM([.D29:.AH29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0102in" draw:caption-point-x="-0.2402in" draw:caption-point-y="0.6059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6.013in" draw:caption-point-x="-0.2402in" draw:caption-point-y="0.6031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149" table:formula="of:=SUM([.D30:.AH30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2465in" draw:caption-point-x="-0.2402in" draw:caption-point-y="0.6055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2555in" draw:caption-point-x="-0.2402in" draw:caption-point-y="0.5965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/>
          <table:table-cell table:style-name="ce153" office:value-type="float" office:value="1">
            <office:annotation draw:style-name="gr4" draw:text-style-name="P1" svg:width="1.1413in" svg:height="0.3902in" svg:x="16.572in" svg:y="6.2571in" draw:caption-point-x="-0.2402in" draw:caption-point-y="0.5949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14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149" table:formula="of:=SUM([.D31:.AH31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4823in" draw:caption-point-x="-0.2402in" draw:caption-point-y="0.6055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4827in" draw:caption-point-x="-0.2402in" draw:caption-point-y="0.6051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4846in" draw:caption-point-x="-0.2402in" draw:caption-point-y="0.6031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4854in" draw:caption-point-x="-0.2402in" draw:caption-point-y="0.6024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4909in" draw:caption-point-x="-0.2402in" draw:caption-point-y="0.5969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149" table:formula="of:=SUM([.D32:.AH32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7228in" draw:caption-point-x="-0.2402in" draw:caption-point-y="0.6012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3.8323in" svg:y="6.728in" draw:caption-point-x="-0.2402in" draw:caption-point-y="0.5961in">
              <dc:date>2016-08-25T00:00:00</dc:date>
              <text:p text:style-name="P1"><text:span text:style-name="T1">Cả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0">
            <text:p>30</text:p>
          </table:table-cell>
          <table:table-cell table:style-name="ce42" office:value-type="string">
            <text:p>ThinhDH</text:p>
          </table:table-cell>
          <table:table-cell table:style-name="ce149" table:formula="of:=SUM([.D33:.AH33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9579in" draw:caption-point-x="-0.2402in" draw:caption-point-y="0.602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9579in" draw:caption-point-x="-0.2402in" draw:caption-point-y="0.602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9579in" draw:caption-point-x="-0.2402in" draw:caption-point-y="0.602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9579in" draw:caption-point-x="-0.2402in" draw:caption-point-y="0.602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9579in" draw:caption-point-x="-0.2402in" draw:caption-point-y="0.602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963in" draw:caption-point-x="-0.2402in" draw:caption-point-y="0.5969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149" table:formula="of:=SUM([.D34:.AH34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1898in" draw:caption-point-x="-0.2402in" draw:caption-point-y="0.6059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1933in" draw:caption-point-x="-0.2402in" draw:caption-point-y="0.6024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1976in" draw:caption-point-x="-0.2402in" draw:caption-point-y="0.598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1992in" draw:caption-point-x="-0.2402in" draw:caption-point-y="0.5965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2in" draw:caption-point-x="-0.2402in" draw:caption-point-y="0.5957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2">
            <text:p>32</text:p>
          </table:table-cell>
          <table:table-cell table:style-name="ce42" office:value-type="string">
            <text:p>ThoaiVK</text:p>
          </table:table-cell>
          <table:table-cell table:style-name="ce149" table:formula="of:=SUM([.D35:.AH35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4248in" draw:caption-point-x="-0.2402in" draw:caption-point-y="0.6067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4252in" draw:caption-point-x="-0.2402in" draw:caption-point-y="0.606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426in" draw:caption-point-x="-0.2402in" draw:caption-point-y="0.6055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485in" draw:caption-point-x="-0.2402in" draw:caption-point-y="0.546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4283in" draw:caption-point-x="-0.2402in" draw:caption-point-y="0.6031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4291in" draw:caption-point-x="-0.2402in" draw:caption-point-y="0.6024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4311in" draw:caption-point-x="-0.2402in" draw:caption-point-y="0.6004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149" table:formula="of:=SUM([.D36:.AH36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7.661in" draw:caption-point-x="-0.2402in" draw:caption-point-y="0.6067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6614in" draw:caption-point-x="-0.2402in" draw:caption-point-y="0.606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7.6618in" draw:caption-point-x="-0.2402in" draw:caption-point-y="0.6059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6622in" draw:caption-point-x="-0.2402in" draw:caption-point-y="0.6055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7.6626in" draw:caption-point-x="-0.2402in" draw:caption-point-y="0.6051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6654in" draw:caption-point-x="-0.2402in" draw:caption-point-y="0.6024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6673in" draw:caption-point-x="-0.2402in" draw:caption-point-y="0.6004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6709in" draw:caption-point-x="-0.2402in" draw:caption-point-y="0.5969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6713in" draw:caption-point-x="-0.2402in" draw:caption-point-y="0.5965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7.6717in" draw:caption-point-x="-0.2402in" draw:caption-point-y="0.5961in">
              <dc:date>2016-08-25T00:00:00</dc:date>
              <text:p text:style-name="P1"><text:span text:style-name="T1">Trễ 9h10 (có xin trước, ra bank lấy thẻ)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7.672in" draw:caption-point-x="-0.2402in" draw:caption-point-y="0.5957in">
              <dc:date>2016-08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6724in" draw:caption-point-x="-0.2402in" draw:caption-point-y="0.5953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149" table:formula="of:=SUM([.D37:.AH37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8972in" draw:caption-point-x="-0.2402in" draw:caption-point-y="0.6063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8976in" draw:caption-point-x="-0.2402in" draw:caption-point-y="0.6059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9012in" draw:caption-point-x="-0.2402in" draw:caption-point-y="0.6024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9016in" draw:caption-point-x="-0.2402in" draw:caption-point-y="0.602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9067in" draw:caption-point-x="-0.2402in" draw:caption-point-y="0.5969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9071in" draw:caption-point-x="-0.2402in" draw:caption-point-y="0.5965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9075in" draw:caption-point-x="-0.2402in" draw:caption-point-y="0.5961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9083in" draw:caption-point-x="-0.2402in" draw:caption-point-y="0.5953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5">
            <text:p>35</text:p>
          </table:table-cell>
          <table:table-cell table:style-name="ce42" office:value-type="string">
            <text:p>ThuLNM</text:p>
          </table:table-cell>
          <table:table-cell table:style-name="ce149"/>
          <table:table-cell table:style-name="ce153" table:number-columns-repeated="17"/>
          <table:table-cell table:style-name="ce153" office:value-type="float" office:value="0.5">
            <office:annotation draw:style-name="gr4" draw:text-style-name="P1" svg:width="1.1413in" svg:height="0.3902in" svg:x="10.6358in" svg:y="8.1413in" draw:caption-point-x="-0.2402in" draw:caption-point-y="0.598in">
              <dc:date>2016-08-19T00:00:00</dc:date>
              <text:p text:style-name="P1"><text:span text:style-name="T1">Nghỉ buổi chiều, lên trường</text:span></text:p>
            </office:annotation>
            <text:p>0.5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1413in" draw:caption-point-x="-0.2402in" draw:caption-point-y="0.598in">
              <dc:date>2016-08-19T00:00:00</dc:date>
              <text:p text:style-name="P1"><text:span text:style-name="T1">Té bong gân</text:span></text:p>
            </office:annotation>
            <text:p>1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4.289in" svg:y="8.1437in" draw:caption-point-x="-0.2402in" draw:caption-point-y="0.5957in">
              <dc:date>2016-08-26T00:00:00</dc:date>
              <text:p text:style-name="P1"><text:span text:style-name="T1">Nghỉ buổi chiều, qua trường nộp hso tốt nghiệp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5.6587in" svg:y="8.1441in" draw:caption-point-x="-0.2402in" draw:caption-point-y="0.5953in">
              <dc:date>2016-08-29T00:00:00</dc:date>
              <text:p text:style-name="P1"><text:span text:style-name="T1">Bị ốm</text:span></text:p>
            </office:annotation>
            <text:p>1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149" table:formula="of:=SUM([.D39:.AH39])" office:value-type="float" office:value="1">
            <text:p>1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8.3681in" draw:caption-point-x="-0.2402in" draw:caption-point-y="0.6071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4264in" draw:caption-point-x="-0.2402in" draw:caption-point-y="0.5488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3693in" draw:caption-point-x="-0.2402in" draw:caption-point-y="0.6059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3697in" draw:caption-point-x="-0.2402in" draw:caption-point-y="0.6055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8.4276in" draw:caption-point-x="-0.2402in" draw:caption-point-y="0.5476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3713in" draw:caption-point-x="-0.2402in" draw:caption-point-y="0.6039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3724in" draw:caption-point-x="-0.2402in" draw:caption-point-y="0.6028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3728in" draw:caption-point-x="-0.2402in" draw:caption-point-y="0.6024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8.3732in" draw:caption-point-x="-0.2402in" draw:caption-point-y="0.602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8.3748in" draw:caption-point-x="-0.2402in" draw:caption-point-y="0.6004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3772in" draw:caption-point-x="-0.2402in" draw:caption-point-y="0.598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3783in" draw:caption-point-x="-0.2402in" draw:caption-point-y="0.5969in">
              <dc:date>2016-08-23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8.3787in" draw:caption-point-x="-0.2402in" draw:caption-point-y="0.5965in">
              <dc:date>2016-08-24T00:00:00</dc:date>
              <text:p text:style-name="P1"><text:span text:style-name="T1">Ngủ quên, xin vào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3791in" draw:caption-point-x="-0.2402in" draw:caption-point-y="0.5961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8.3795in" draw:caption-point-x="-0.2402in" draw:caption-point-y="0.5957in">
              <dc:date>2016-08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3799in" draw:caption-point-x="-0.2402in" draw:caption-point-y="0.5953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149" table:formula="of:=SUM([.D40:.AH40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6122in" draw:caption-point-x="-0.2402in" draw:caption-point-y="0.5992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6146in" draw:caption-point-x="-0.2402in" draw:caption-point-y="0.5969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6161in" draw:caption-point-x="-0.2402in" draw:caption-point-y="0.5953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/>
          <table:table-cell table:style-name="ce153" office:value-type="float" office:value="1">
            <text:p>1</text:p>
          </table:table-cell>
          <table:table-cell table:style-name="ce41" table:number-columns-repeated="952"/>
        </table:table-row>
        <table:table-row table:style-name="ro14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149" table:formula="of:=SUM([.D41:.AH41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8984in" draw:caption-point-x="-0.2402in" draw:caption-point-y="0.5488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0157in" svg:y="8.8413in" draw:caption-point-x="-0.2402in" draw:caption-point-y="0.6059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8445in" draw:caption-point-x="-0.2402in" draw:caption-point-y="0.6028in">
              <dc:date>2016-08-11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8.8449in" draw:caption-point-x="-0.2402in" draw:caption-point-y="0.6024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8484in" draw:caption-point-x="-0.2402in" draw:caption-point-y="0.5988in">
              <dc:date>2016-08-18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8492in" draw:caption-point-x="-0.2402in" draw:caption-point-y="0.598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8504in" draw:caption-point-x="-0.2402in" draw:caption-point-y="0.5969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14.289in" svg:y="8.8516in" draw:caption-point-x="-0.2402in" draw:caption-point-y="0.5957in">
              <dc:date>2016-08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149" table:formula="of:=SUM([.D42:.AH42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9.076in" draw:caption-point-x="-0.2402in" draw:caption-point-y="0.6071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9.0783in" draw:caption-point-x="-0.2402in" draw:caption-point-y="0.604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9.0799in" draw:caption-point-x="-0.2402in" draw:caption-point-y="0.6031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9.0862in" draw:caption-point-x="-0.2402in" draw:caption-point-y="0.5969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9.0866in" draw:caption-point-x="-0.2402in" draw:caption-point-y="0.5965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9.0878in" draw:caption-point-x="-0.2402in" draw:caption-point-y="0.5953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40">
            <text:p>40</text:p>
          </table:table-cell>
          <table:table-cell table:style-name="ce42" office:value-type="string">
            <text:p>VinhP</text:p>
          </table:table-cell>
          <table:table-cell table:style-name="ce149" table:formula="of:=SUM([.D43:.AH43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9.3236in" draw:caption-point-x="-0.2402in" draw:caption-point-y="0.5953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14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149" table:formula="of:=SUM([.D44:.AH44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4.289in" svg:y="9.5594in" draw:caption-point-x="-0.2402in" draw:caption-point-y="0.5957in">
              <dc:date>2016-08-2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08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31">08/3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50</meta:editing-cycles>
    <meta:editing-duration>P23DT9H11M10S</meta:editing-duration>
    <meta:generator>OpenOffice/4.1.2$Win32 OpenOffice.org_project/412m3$Build-9782</meta:generator>
    <dc:date>2016-08-31T08:25:07.21</dc:date>
    <meta:document-statistic meta:table-count="11" meta:cell-count="7245" meta:object-count="0"/>
    <meta:user-defined meta:name="Info 1"/>
    <meta:user-defined meta:name="Info 2"/>
    <meta:user-defined meta:name="Info 3"/>
    <meta:user-defined meta:name="Info 4"/>
  </office:meta>
</office:document-meta>
</file>